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07_145908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/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<text:s/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07 14:59:08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3216782" calcext:value-type="float">
            <text:p>0.243216782</text:p>
          </table:table-cell>
          <table:table-cell office:value-type="float" office:value="0.232170848" calcext:value-type="float">
            <text:p>0.232170848</text:p>
          </table:table-cell>
          <table:table-cell office:value-type="float" office:value="0.240641265" calcext:value-type="float">
            <text:p>0.240641265</text:p>
          </table:table-cell>
          <table:table-cell office:value-type="float" office:value="0.238676298" calcext:value-type="float">
            <text:p>0.238676298</text:p>
          </table:table-cell>
          <table:table-cell office:value-type="float" office:value="0.240641265" calcext:value-type="float">
            <text:p>0.240641265</text:p>
          </table:table-cell>
          <table:table-cell office:value-type="float" office:value="0.238676298" calcext:value-type="float">
            <text:p>0.238676298</text:p>
          </table:table-cell>
          <table:table-cell office:value-type="float" office:value="0.004718685" calcext:value-type="float">
            <text:p>0.004718685</text:p>
          </table:table-cell>
          <table:table-cell office:value-type="float" office:value="27.441459728" calcext:value-type="float">
            <text:p>27.441459728</text:p>
          </table:table-cell>
          <table:table-cell office:value-type="float" office:value="27.439237226" calcext:value-type="float">
            <text:p>27.439237226</text:p>
          </table:table-cell>
          <table:table-cell office:value-type="float" office:value="27.44094152" calcext:value-type="float">
            <text:p>27.44094152</text:p>
          </table:table-cell>
          <table:table-cell office:value-type="float" office:value="27.440546158" calcext:value-type="float">
            <text:p>27.440546158</text:p>
          </table:table-cell>
          <table:table-cell office:value-type="float" office:value="27.44094152" calcext:value-type="float">
            <text:p>27.44094152</text:p>
          </table:table-cell>
          <table:table-cell office:value-type="float" office:value="27.440546158" calcext:value-type="float">
            <text:p>27.440546158</text:p>
          </table:table-cell>
          <table:table-cell office:value-type="float" office:value="0.000949425" calcext:value-type="float">
            <text:p>0.000949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07 14:59:10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2684512" calcext:value-type="float">
            <text:p>0.242684512</text:p>
          </table:table-cell>
          <table:table-cell office:value-type="float" office:value="0.233531622" calcext:value-type="float">
            <text:p>0.233531622</text:p>
          </table:table-cell>
          <table:table-cell office:value-type="float" office:value="0.240609078" calcext:value-type="float">
            <text:p>0.240609078</text:p>
          </table:table-cell>
          <table:table-cell office:value-type="float" office:value="0.238941738" calcext:value-type="float">
            <text:p>0.238941738</text:p>
          </table:table-cell>
          <table:table-cell office:value-type="float" office:value="0.240609078" calcext:value-type="float">
            <text:p>0.240609078</text:p>
          </table:table-cell>
          <table:table-cell office:value-type="float" office:value="0.238941738" calcext:value-type="float">
            <text:p>0.238941738</text:p>
          </table:table-cell>
          <table:table-cell office:value-type="float" office:value="0.003918237" calcext:value-type="float">
            <text:p>0.003918237</text:p>
          </table:table-cell>
          <table:table-cell office:value-type="float" office:value="27.441352632" calcext:value-type="float">
            <text:p>27.441352632</text:p>
          </table:table-cell>
          <table:table-cell office:value-type="float" office:value="27.439511022" calcext:value-type="float">
            <text:p>27.439511022</text:p>
          </table:table-cell>
          <table:table-cell office:value-type="float" office:value="27.440935044" calcext:value-type="float">
            <text:p>27.440935044</text:p>
          </table:table-cell>
          <table:table-cell office:value-type="float" office:value="27.440599566" calcext:value-type="float">
            <text:p>27.440599566</text:p>
          </table:table-cell>
          <table:table-cell office:value-type="float" office:value="27.440935044" calcext:value-type="float">
            <text:p>27.440935044</text:p>
          </table:table-cell>
          <table:table-cell office:value-type="float" office:value="27.440599566" calcext:value-type="float">
            <text:p>27.440599566</text:p>
          </table:table-cell>
          <table:table-cell office:value-type="float" office:value="0.00078837" calcext:value-type="float">
            <text:p>0.000788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07 14:59:11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6249594" calcext:value-type="float">
            <text:p>0.236249594</text:p>
          </table:table-cell>
          <table:table-cell office:value-type="float" office:value="0.23366156" calcext:value-type="float">
            <text:p>0.23366156</text:p>
          </table:table-cell>
          <table:table-cell office:value-type="float" office:value="0.242393046" calcext:value-type="float">
            <text:p>0.242393046</text:p>
          </table:table-cell>
          <table:table-cell office:value-type="float" office:value="0.237434733" calcext:value-type="float">
            <text:p>0.237434733</text:p>
          </table:table-cell>
          <table:table-cell office:value-type="float" office:value="0.236249594" calcext:value-type="float">
            <text:p>0.236249594</text:p>
          </table:table-cell>
          <table:table-cell office:value-type="float" office:value="0.237434733" calcext:value-type="float">
            <text:p>0.237434733</text:p>
          </table:table-cell>
          <table:table-cell office:value-type="float" office:value="0.003661796" calcext:value-type="float">
            <text:p>0.003661796</text:p>
          </table:table-cell>
          <table:table-cell office:value-type="float" office:value="27.450166005" calcext:value-type="float">
            <text:p>27.450166005</text:p>
          </table:table-cell>
          <table:table-cell office:value-type="float" office:value="27.449645283" calcext:value-type="float">
            <text:p>27.449645283</text:p>
          </table:table-cell>
          <table:table-cell office:value-type="float" office:value="27.451402089" calcext:value-type="float">
            <text:p>27.451402089</text:p>
          </table:table-cell>
          <table:table-cell office:value-type="float" office:value="27.450404459" calcext:value-type="float">
            <text:p>27.450404459</text:p>
          </table:table-cell>
          <table:table-cell office:value-type="float" office:value="27.450166005" calcext:value-type="float">
            <text:p>27.450166005</text:p>
          </table:table-cell>
          <table:table-cell office:value-type="float" office:value="27.450404459" calcext:value-type="float">
            <text:p>27.450404459</text:p>
          </table:table-cell>
          <table:table-cell office:value-type="float" office:value="0.000736767" calcext:value-type="float">
            <text:p>0.000736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07 14:59:13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9021807" calcext:value-type="float">
            <text:p>0.239021807</text:p>
          </table:table-cell>
          <table:table-cell office:value-type="float" office:value="0.235953955" calcext:value-type="float">
            <text:p>0.235953955</text:p>
          </table:table-cell>
          <table:table-cell office:value-type="float" office:value="0.240980415" calcext:value-type="float">
            <text:p>0.240980415</text:p>
          </table:table-cell>
          <table:table-cell office:value-type="float" office:value="0.238652059" calcext:value-type="float">
            <text:p>0.238652059</text:p>
          </table:table-cell>
          <table:table-cell office:value-type="float" office:value="0.239021807" calcext:value-type="float">
            <text:p>0.239021807</text:p>
          </table:table-cell>
          <table:table-cell office:value-type="float" office:value="0.238652059" calcext:value-type="float">
            <text:p>0.238652059</text:p>
          </table:table-cell>
          <table:table-cell office:value-type="float" office:value="0.002068633" calcext:value-type="float">
            <text:p>0.002068633</text:p>
          </table:table-cell>
          <table:table-cell office:value-type="float" office:value="27.450723784" calcext:value-type="float">
            <text:p>27.450723784</text:p>
          </table:table-cell>
          <table:table-cell office:value-type="float" office:value="27.450106521" calcext:value-type="float">
            <text:p>27.450106521</text:p>
          </table:table-cell>
          <table:table-cell office:value-type="float" office:value="27.451117863" calcext:value-type="float">
            <text:p>27.451117863</text:p>
          </table:table-cell>
          <table:table-cell office:value-type="float" office:value="27.45064939" calcext:value-type="float">
            <text:p>27.45064939</text:p>
          </table:table-cell>
          <table:table-cell office:value-type="float" office:value="27.450723784" calcext:value-type="float">
            <text:p>27.450723784</text:p>
          </table:table-cell>
          <table:table-cell office:value-type="float" office:value="27.45064939" calcext:value-type="float">
            <text:p>27.45064939</text:p>
          </table:table-cell>
          <table:table-cell office:value-type="float" office:value="0.000416216" calcext:value-type="float">
            <text:p>0.000416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07 14:59:14</text:p>
          </table:table-cell>
          <table:table-cell office:value-type="string" calcext:value-type="string">
            <text:p><text:s/>timestamp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3985682" calcext:value-type="float">
            <text:p>0.243985682</text:p>
          </table:table-cell>
          <table:table-cell office:value-type="float" office:value="0.233215121" calcext:value-type="float">
            <text:p>0.233215121</text:p>
          </table:table-cell>
          <table:table-cell office:value-type="float" office:value="0.240910678" calcext:value-type="float">
            <text:p>0.240910678</text:p>
          </table:table-cell>
          <table:table-cell office:value-type="float" office:value="0.239370494" calcext:value-type="float">
            <text:p>0.239370494</text:p>
          </table:table-cell>
          <table:table-cell office:value-type="float" office:value="0.240910678" calcext:value-type="float">
            <text:p>0.240910678</text:p>
          </table:table-cell>
          <table:table-cell office:value-type="float" office:value="0.239370494" calcext:value-type="float">
            <text:p>0.239370494</text:p>
          </table:table-cell>
          <table:table-cell office:value-type="float" office:value="0.004529928" calcext:value-type="float">
            <text:p>0.004529928</text:p>
          </table:table-cell>
          <table:table-cell office:value-type="float" office:value="27.446668484" calcext:value-type="float">
            <text:p>27.446668484</text:p>
          </table:table-cell>
          <table:table-cell office:value-type="float" office:value="27.444501399" calcext:value-type="float">
            <text:p>27.444501399</text:p>
          </table:table-cell>
          <table:table-cell office:value-type="float" office:value="27.44604978" calcext:value-type="float">
            <text:p>27.44604978</text:p>
          </table:table-cell>
          <table:table-cell office:value-type="float" office:value="27.445739887" calcext:value-type="float">
            <text:p>27.445739887</text:p>
          </table:table-cell>
          <table:table-cell office:value-type="float" office:value="27.44604978" calcext:value-type="float">
            <text:p>27.44604978</text:p>
          </table:table-cell>
          <table:table-cell office:value-type="float" office:value="27.445739887" calcext:value-type="float">
            <text:p>27.445739887</text:p>
          </table:table-cell>
          <table:table-cell office:value-type="float" office:value="0.000911442" calcext:value-type="float">
            <text:p>0.000911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07 14:59:15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4363576" calcext:value-type="float">
            <text:p>0.244363576</text:p>
          </table:table-cell>
          <table:table-cell office:value-type="float" office:value="0.232868818" calcext:value-type="float">
            <text:p>0.232868818</text:p>
          </table:table-cell>
          <table:table-cell office:value-type="float" office:value="0.241432219" calcext:value-type="float">
            <text:p>0.241432219</text:p>
          </table:table-cell>
          <table:table-cell office:value-type="float" office:value="0.239554871" calcext:value-type="float">
            <text:p>0.239554871</text:p>
          </table:table-cell>
          <table:table-cell office:value-type="float" office:value="0.241432219" calcext:value-type="float">
            <text:p>0.241432219</text:p>
          </table:table-cell>
          <table:table-cell office:value-type="float" office:value="0.239554871" calcext:value-type="float">
            <text:p>0.239554871</text:p>
          </table:table-cell>
          <table:table-cell office:value-type="float" office:value="0.004876863" calcext:value-type="float">
            <text:p>0.004876863</text:p>
          </table:table-cell>
          <table:table-cell office:value-type="float" office:value="27.451798567" calcext:value-type="float">
            <text:p>27.451798567</text:p>
          </table:table-cell>
          <table:table-cell office:value-type="float" office:value="27.44948578" calcext:value-type="float">
            <text:p>27.44948578</text:p>
          </table:table-cell>
          <table:table-cell office:value-type="float" office:value="27.451208768" calcext:value-type="float">
            <text:p>27.451208768</text:p>
          </table:table-cell>
          <table:table-cell office:value-type="float" office:value="27.450831038" calcext:value-type="float">
            <text:p>27.450831038</text:p>
          </table:table-cell>
          <table:table-cell office:value-type="float" office:value="27.451208768" calcext:value-type="float">
            <text:p>27.451208768</text:p>
          </table:table-cell>
          <table:table-cell office:value-type="float" office:value="27.450831038" calcext:value-type="float">
            <text:p>27.450831038</text:p>
          </table:table-cell>
          <table:table-cell office:value-type="float" office:value="0.000981242" calcext:value-type="float">
            <text:p>0.000981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07 14:59:16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40904718" calcext:value-type="float">
            <text:p>0.240904718</text:p>
          </table:table-cell>
          <table:table-cell office:value-type="float" office:value="0.233836202" calcext:value-type="float">
            <text:p>0.233836202</text:p>
          </table:table-cell>
          <table:table-cell office:value-type="float" office:value="0.241865545" calcext:value-type="float">
            <text:p>0.241865545</text:p>
          </table:table-cell>
          <table:table-cell office:value-type="float" office:value="0.238868821" calcext:value-type="float">
            <text:p>0.238868821</text:p>
          </table:table-cell>
          <table:table-cell office:value-type="float" office:value="0.240904718" calcext:value-type="float">
            <text:p>0.240904718</text:p>
          </table:table-cell>
          <table:table-cell office:value-type="float" office:value="0.238868821" calcext:value-type="float">
            <text:p>0.238868821</text:p>
          </table:table-cell>
          <table:table-cell office:value-type="float" office:value="0.003580153" calcext:value-type="float">
            <text:p>0.003580153</text:p>
          </table:table-cell>
          <table:table-cell office:value-type="float" office:value="27.440994528" calcext:value-type="float">
            <text:p>27.440994528</text:p>
          </table:table-cell>
          <table:table-cell office:value-type="float" office:value="27.439572305" calcext:value-type="float">
            <text:p>27.439572305</text:p>
          </table:table-cell>
          <table:table-cell office:value-type="float" office:value="27.441187852" calcext:value-type="float">
            <text:p>27.441187852</text:p>
          </table:table-cell>
          <table:table-cell office:value-type="float" office:value="27.440584895" calcext:value-type="float">
            <text:p>27.440584895</text:p>
          </table:table-cell>
          <table:table-cell office:value-type="float" office:value="27.440994528" calcext:value-type="float">
            <text:p>27.440994528</text:p>
          </table:table-cell>
          <table:table-cell office:value-type="float" office:value="27.440584895" calcext:value-type="float">
            <text:p>27.440584895</text:p>
          </table:table-cell>
          <table:table-cell office:value-type="float" office:value="0.000720346" calcext:value-type="float">
            <text:p>0.0007203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07 14:59:18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39599972" calcext:value-type="float">
            <text:p>0.239599972</text:p>
          </table:table-cell>
          <table:table-cell office:value-type="float" office:value="0.236524372" calcext:value-type="float">
            <text:p>0.236524372</text:p>
          </table:table-cell>
          <table:table-cell office:value-type="float" office:value="0.241583615" calcext:value-type="float">
            <text:p>0.241583615</text:p>
          </table:table-cell>
          <table:table-cell office:value-type="float" office:value="0.239235986" calcext:value-type="float">
            <text:p>0.239235986</text:p>
          </table:table-cell>
          <table:table-cell office:value-type="float" office:value="0.239599972" calcext:value-type="float">
            <text:p>0.239599972</text:p>
          </table:table-cell>
          <table:table-cell office:value-type="float" office:value="0.239235986" calcext:value-type="float">
            <text:p>0.239235986</text:p>
          </table:table-cell>
          <table:table-cell office:value-type="float" office:value="0.002081402" calcext:value-type="float">
            <text:p>0.002081402</text:p>
          </table:table-cell>
          <table:table-cell office:value-type="float" office:value="27.440732007" calcext:value-type="float">
            <text:p>27.440732007</text:p>
          </table:table-cell>
          <table:table-cell office:value-type="float" office:value="27.440113179" calcext:value-type="float">
            <text:p>27.440113179</text:p>
          </table:table-cell>
          <table:table-cell office:value-type="float" office:value="27.441131126" calcext:value-type="float">
            <text:p>27.441131126</text:p>
          </table:table-cell>
          <table:table-cell office:value-type="float" office:value="27.440658771" calcext:value-type="float">
            <text:p>27.440658771</text:p>
          </table:table-cell>
          <table:table-cell office:value-type="float" office:value="27.440732007" calcext:value-type="float">
            <text:p>27.440732007</text:p>
          </table:table-cell>
          <table:table-cell office:value-type="float" office:value="27.440658771" calcext:value-type="float">
            <text:p>27.440658771</text:p>
          </table:table-cell>
          <table:table-cell office:value-type="float" office:value="0.000418789" calcext:value-type="float">
            <text:p>0.0004187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07 14:59:19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3387847" calcext:value-type="float">
            <text:p>0.243387847</text:p>
          </table:table-cell>
          <table:table-cell office:value-type="float" office:value="0.234605102" calcext:value-type="float">
            <text:p>0.234605102</text:p>
          </table:table-cell>
          <table:table-cell office:value-type="float" office:value="0.242845445" calcext:value-type="float">
            <text:p>0.242845445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242845445" calcext:value-type="float">
            <text:p>0.242845445</text:p>
          </table:table-cell>
          <table:table-cell office:value-type="float" office:value="0.240279465" calcext:value-type="float">
            <text:p>0.240279465</text:p>
          </table:table-cell>
          <table:table-cell office:value-type="float" office:value="0.004018486" calcext:value-type="float">
            <text:p>0.004018486</text:p>
          </table:table-cell>
          <table:table-cell office:value-type="float" office:value="27.451602247" calcext:value-type="float">
            <text:p>27.451602247</text:p>
          </table:table-cell>
          <table:table-cell office:value-type="float" office:value="27.449835127" calcext:value-type="float">
            <text:p>27.449835127</text:p>
          </table:table-cell>
          <table:table-cell office:value-type="float" office:value="27.451493114" calcext:value-type="float">
            <text:p>27.451493114</text:p>
          </table:table-cell>
          <table:table-cell office:value-type="float" office:value="27.450976829" calcext:value-type="float">
            <text:p>27.450976829</text:p>
          </table:table-cell>
          <table:table-cell office:value-type="float" office:value="27.451493114" calcext:value-type="float">
            <text:p>27.451493114</text:p>
          </table:table-cell>
          <table:table-cell office:value-type="float" office:value="27.450976829" calcext:value-type="float">
            <text:p>27.450976829</text:p>
          </table:table-cell>
          <table:table-cell office:value-type="float" office:value="0.000808534" calcext:value-type="float">
            <text:p>0.0008085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07 14:59:20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5003857" calcext:value-type="float">
            <text:p>0.235003857</text:p>
          </table:table-cell>
          <table:table-cell office:value-type="float" office:value="0.235963492" calcext:value-type="float">
            <text:p>0.235963492</text:p>
          </table:table-cell>
          <table:table-cell office:value-type="float" office:value="0.243895679" calcext:value-type="float">
            <text:p>0.243895679</text:p>
          </table:table-cell>
          <table:table-cell office:value-type="float" office:value="0.238287676" calcext:value-type="float">
            <text:p>0.238287676</text:p>
          </table:table-cell>
          <table:table-cell office:value-type="float" office:value="0.235963492" calcext:value-type="float">
            <text:p>0.235963492</text:p>
          </table:table-cell>
          <table:table-cell office:value-type="float" office:value="0.238287676" calcext:value-type="float">
            <text:p>0.238287676</text:p>
          </table:table-cell>
          <table:table-cell office:value-type="float" office:value="0.003984762" calcext:value-type="float">
            <text:p>0.003984762</text:p>
          </table:table-cell>
          <table:table-cell office:value-type="float" office:value="27.460023474" calcext:value-type="float">
            <text:p>27.460023474</text:p>
          </table:table-cell>
          <table:table-cell office:value-type="float" office:value="27.460216555" calcext:value-type="float">
            <text:p>27.460216555</text:p>
          </table:table-cell>
          <table:table-cell office:value-type="float" office:value="27.461812525" calcext:value-type="float">
            <text:p>27.461812525</text:p>
          </table:table-cell>
          <table:table-cell office:value-type="float" office:value="27.460684184" calcext:value-type="float">
            <text:p>27.460684184</text:p>
          </table:table-cell>
          <table:table-cell office:value-type="float" office:value="27.460216555" calcext:value-type="float">
            <text:p>27.460216555</text:p>
          </table:table-cell>
          <table:table-cell office:value-type="float" office:value="27.460684184" calcext:value-type="float">
            <text:p>27.460684184</text:p>
          </table:table-cell>
          <table:table-cell office:value-type="float" office:value="0.000801741" calcext:value-type="float">
            <text:p>0.0008017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07 14:59:21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957315" calcext:value-type="float">
            <text:p>0.23957315</text:p>
          </table:table-cell>
          <table:table-cell office:value-type="float" office:value="0.237826137" calcext:value-type="float">
            <text:p>0.237826137</text:p>
          </table:table-cell>
          <table:table-cell office:value-type="float" office:value="0.242466955" calcext:value-type="float">
            <text:p>0.242466955</text:p>
          </table:table-cell>
          <table:table-cell office:value-type="float" office:value="0.239955414" calcext:value-type="float">
            <text:p>0.239955414</text:p>
          </table:table-cell>
          <table:table-cell office:value-type="float" office:value="0.23957315" calcext:value-type="float">
            <text:p>0.23957315</text:p>
          </table:table-cell>
          <table:table-cell office:value-type="float" office:value="0.239955414" calcext:value-type="float">
            <text:p>0.239955414</text:p>
          </table:table-cell>
          <table:table-cell office:value-type="float" office:value="0.001913791" calcext:value-type="float">
            <text:p>0.001913791</text:p>
          </table:table-cell>
          <table:table-cell office:value-type="float" office:value="27.450834717" calcext:value-type="float">
            <text:p>27.450834717</text:p>
          </table:table-cell>
          <table:table-cell office:value-type="float" office:value="27.450483211" calcext:value-type="float">
            <text:p>27.450483211</text:p>
          </table:table-cell>
          <table:table-cell office:value-type="float" office:value="27.45141696" calcext:value-type="float">
            <text:p>27.45141696</text:p>
          </table:table-cell>
          <table:table-cell office:value-type="float" office:value="27.450911629" calcext:value-type="float">
            <text:p>27.450911629</text:p>
          </table:table-cell>
          <table:table-cell office:value-type="float" office:value="27.450834717" calcext:value-type="float">
            <text:p>27.450834717</text:p>
          </table:table-cell>
          <table:table-cell office:value-type="float" office:value="27.450911629" calcext:value-type="float">
            <text:p>27.450911629</text:p>
          </table:table-cell>
          <table:table-cell office:value-type="float" office:value="0.000385061" calcext:value-type="float">
            <text:p>0.0003850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07 14:59:22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7382679" calcext:value-type="float">
            <text:p>0.237382679</text:p>
          </table:table-cell>
          <table:table-cell office:value-type="float" office:value="0.236495165" calcext:value-type="float">
            <text:p>0.236495165</text:p>
          </table:table-cell>
          <table:table-cell office:value-type="float" office:value="0.244082242" calcext:value-type="float">
            <text:p>0.244082242</text:p>
          </table:table-cell>
          <table:table-cell office:value-type="float" office:value="0.239320029" calcext:value-type="float">
            <text:p>0.239320029</text:p>
          </table:table-cell>
          <table:table-cell office:value-type="float" office:value="0.237382679" calcext:value-type="float">
            <text:p>0.237382679</text:p>
          </table:table-cell>
          <table:table-cell office:value-type="float" office:value="0.239320029" calcext:value-type="float">
            <text:p>0.239320029</text:p>
          </table:table-cell>
          <table:table-cell office:value-type="float" office:value="0.00338683" calcext:value-type="float">
            <text:p>0.00338683</text:p>
          </table:table-cell>
          <table:table-cell office:value-type="float" office:value="27.450393986" calcext:value-type="float">
            <text:p>27.450393986</text:p>
          </table:table-cell>
          <table:table-cell office:value-type="float" office:value="27.450215415" calcext:value-type="float">
            <text:p>27.450215415</text:p>
          </table:table-cell>
          <table:table-cell office:value-type="float" office:value="27.451741961" calcext:value-type="float">
            <text:p>27.451741961</text:p>
          </table:table-cell>
          <table:table-cell office:value-type="float" office:value="27.450783787" calcext:value-type="float">
            <text:p>27.450783787</text:p>
          </table:table-cell>
          <table:table-cell office:value-type="float" office:value="27.450393986" calcext:value-type="float">
            <text:p>27.450393986</text:p>
          </table:table-cell>
          <table:table-cell office:value-type="float" office:value="27.450783787" calcext:value-type="float">
            <text:p>27.450783787</text:p>
          </table:table-cell>
          <table:table-cell office:value-type="float" office:value="0.000681442" calcext:value-type="float">
            <text:p>0.0006814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07 14:59:24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1472154" calcext:value-type="float">
            <text:p>0.241472154</text:p>
          </table:table-cell>
          <table:table-cell office:value-type="float" office:value="0.23640397" calcext:value-type="float">
            <text:p>0.23640397</text:p>
          </table:table-cell>
          <table:table-cell office:value-type="float" office:value="0.243735939" calcext:value-type="float">
            <text:p>0.243735939</text:p>
          </table:table-cell>
          <table:table-cell office:value-type="float" office:value="0.240537354" calcext:value-type="float">
            <text:p>0.240537354</text:p>
          </table:table-cell>
          <table:table-cell office:value-type="float" office:value="0.241472154" calcext:value-type="float">
            <text:p>0.241472154</text:p>
          </table:table-cell>
          <table:table-cell office:value-type="float" office:value="0.240537354" calcext:value-type="float">
            <text:p>0.240537354</text:p>
          </table:table-cell>
          <table:table-cell office:value-type="float" office:value="0.00306538" calcext:value-type="float">
            <text:p>0.00306538</text:p>
          </table:table-cell>
          <table:table-cell office:value-type="float" office:value="27.456270855" calcext:value-type="float">
            <text:p>27.456270855</text:p>
          </table:table-cell>
          <table:table-cell office:value-type="float" office:value="27.455251123" calcext:value-type="float">
            <text:p>27.455251123</text:p>
          </table:table-cell>
          <table:table-cell office:value-type="float" office:value="27.456726334" calcext:value-type="float">
            <text:p>27.456726334</text:p>
          </table:table-cell>
          <table:table-cell office:value-type="float" office:value="27.456082771" calcext:value-type="float">
            <text:p>27.456082771</text:p>
          </table:table-cell>
          <table:table-cell office:value-type="float" office:value="27.456270855" calcext:value-type="float">
            <text:p>27.456270855</text:p>
          </table:table-cell>
          <table:table-cell office:value-type="float" office:value="27.456082771" calcext:value-type="float">
            <text:p>27.456082771</text:p>
          </table:table-cell>
          <table:table-cell office:value-type="float" office:value="0.000616763" calcext:value-type="float">
            <text:p>0.0006167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07 14:59:25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8328604" calcext:value-type="float">
            <text:p>0.238328604</text:p>
          </table:table-cell>
          <table:table-cell office:value-type="float" office:value="0.239649444" calcext:value-type="float">
            <text:p>0.239649444</text:p>
          </table:table-cell>
          <table:table-cell office:value-type="float" office:value="0.243537455" calcext:value-type="float">
            <text:p>0.243537455</text:p>
          </table:table-cell>
          <table:table-cell office:value-type="float" office:value="0.240505168" calcext:value-type="float">
            <text:p>0.240505168</text:p>
          </table:table-cell>
          <table:table-cell office:value-type="float" office:value="0.239649444" calcext:value-type="float">
            <text:p>0.239649444</text:p>
          </table:table-cell>
          <table:table-cell office:value-type="float" office:value="0.240505168" calcext:value-type="float">
            <text:p>0.240505168</text:p>
          </table:table-cell>
          <table:table-cell office:value-type="float" office:value="0.002210917" calcext:value-type="float">
            <text:p>0.002210917</text:p>
          </table:table-cell>
          <table:table-cell office:value-type="float" office:value="27.45058431" calcext:value-type="float">
            <text:p>27.45058431</text:p>
          </table:table-cell>
          <table:table-cell office:value-type="float" office:value="27.450850067" calcext:value-type="float">
            <text:p>27.450850067</text:p>
          </table:table-cell>
          <table:table-cell office:value-type="float" office:value="27.451632349" calcext:value-type="float">
            <text:p>27.451632349</text:p>
          </table:table-cell>
          <table:table-cell office:value-type="float" office:value="27.451022242" calcext:value-type="float">
            <text:p>27.451022242</text:p>
          </table:table-cell>
          <table:table-cell office:value-type="float" office:value="27.450850067" calcext:value-type="float">
            <text:p>27.450850067</text:p>
          </table:table-cell>
          <table:table-cell office:value-type="float" office:value="27.451022242" calcext:value-type="float">
            <text:p>27.451022242</text:p>
          </table:table-cell>
          <table:table-cell office:value-type="float" office:value="0.000444844" calcext:value-type="float">
            <text:p>0.000444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07 14:59:26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0217476" calcext:value-type="float">
            <text:p>0.240217476</text:p>
          </table:table-cell>
          <table:table-cell office:value-type="float" office:value="0.237033395" calcext:value-type="float">
            <text:p>0.237033395</text:p>
          </table:table-cell>
          <table:table-cell office:value-type="float" office:value="0.244492918" calcext:value-type="float">
            <text:p>0.244492918</text:p>
          </table:table-cell>
          <table:table-cell office:value-type="float" office:value="0.240581263" calcext:value-type="float">
            <text:p>0.240581263</text:p>
          </table:table-cell>
          <table:table-cell office:value-type="float" office:value="0.240217476" calcext:value-type="float">
            <text:p>0.240217476</text:p>
          </table:table-cell>
          <table:table-cell office:value-type="float" office:value="0.240581263" calcext:value-type="float">
            <text:p>0.240581263</text:p>
          </table:table-cell>
          <table:table-cell office:value-type="float" office:value="0.003056182" calcext:value-type="float">
            <text:p>0.003056182</text:p>
          </table:table-cell>
          <table:table-cell office:value-type="float" office:value="27.45601841" calcext:value-type="float">
            <text:p>27.45601841</text:p>
          </table:table-cell>
          <table:table-cell office:value-type="float" office:value="27.455377765" calcext:value-type="float">
            <text:p>27.455377765</text:p>
          </table:table-cell>
          <table:table-cell office:value-type="float" office:value="27.45687864" calcext:value-type="float">
            <text:p>27.45687864</text:p>
          </table:table-cell>
          <table:table-cell office:value-type="float" office:value="27.456091605" calcext:value-type="float">
            <text:p>27.456091605</text:p>
          </table:table-cell>
          <table:table-cell office:value-type="float" office:value="27.45601841" calcext:value-type="float">
            <text:p>27.45601841</text:p>
          </table:table-cell>
          <table:table-cell office:value-type="float" office:value="27.456091605" calcext:value-type="float">
            <text:p>27.456091605</text:p>
          </table:table-cell>
          <table:table-cell office:value-type="float" office:value="0.000614912" calcext:value-type="float">
            <text:p>0.000614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07 14:59:27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7929849" calcext:value-type="float">
            <text:p>0.237929849</text:p>
          </table:table-cell>
          <table:table-cell office:value-type="float" office:value="0.239756136" calcext:value-type="float">
            <text:p>0.239756136</text:p>
          </table:table-cell>
          <table:table-cell office:value-type="float" office:value="0.243694215" calcext:value-type="float">
            <text:p>0.243694215</text:p>
          </table:table-cell>
          <table:table-cell office:value-type="float" office:value="0.240460067" calcext:value-type="float">
            <text:p>0.240460067</text:p>
          </table:table-cell>
          <table:table-cell office:value-type="float" office:value="0.239756136" calcext:value-type="float">
            <text:p>0.239756136</text:p>
          </table:table-cell>
          <table:table-cell office:value-type="float" office:value="0.240460067" calcext:value-type="float">
            <text:p>0.240460067</text:p>
          </table:table-cell>
          <table:table-cell office:value-type="float" office:value="0.002405358" calcext:value-type="float">
            <text:p>0.002405358</text:p>
          </table:table-cell>
          <table:table-cell office:value-type="float" office:value="27.460612189" calcext:value-type="float">
            <text:p>27.460612189</text:p>
          </table:table-cell>
          <table:table-cell office:value-type="float" office:value="27.460979642" calcext:value-type="float">
            <text:p>27.460979642</text:p>
          </table:table-cell>
          <table:table-cell office:value-type="float" office:value="27.46177199" calcext:value-type="float">
            <text:p>27.46177199</text:p>
          </table:table-cell>
          <table:table-cell office:value-type="float" office:value="27.461121274" calcext:value-type="float">
            <text:p>27.461121274</text:p>
          </table:table-cell>
          <table:table-cell office:value-type="float" office:value="27.460979642" calcext:value-type="float">
            <text:p>27.460979642</text:p>
          </table:table-cell>
          <table:table-cell office:value-type="float" office:value="27.461121274" calcext:value-type="float">
            <text:p>27.461121274</text:p>
          </table:table-cell>
          <table:table-cell office:value-type="float" office:value="0.000483962" calcext:value-type="float">
            <text:p>0.000483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07 14:59:29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4957238" calcext:value-type="float">
            <text:p>0.244957238</text:p>
          </table:table-cell>
          <table:table-cell office:value-type="float" office:value="0.236017732" calcext:value-type="float">
            <text:p>0.236017732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41170753" calcext:value-type="float">
            <text:p>0.241170753</text:p>
          </table:table-cell>
          <table:table-cell office:value-type="float" office:value="0.242537289" calcext:value-type="float">
            <text:p>0.242537289</text:p>
          </table:table-cell>
          <table:table-cell office:value-type="float" office:value="0.241170753" calcext:value-type="float">
            <text:p>0.241170753</text:p>
          </table:table-cell>
          <table:table-cell office:value-type="float" office:value="0.003775293" calcext:value-type="float">
            <text:p>0.003775293</text:p>
          </table:table-cell>
          <table:table-cell office:value-type="float" office:value="27.462026112" calcext:value-type="float">
            <text:p>27.462026112</text:p>
          </table:table-cell>
          <table:table-cell office:value-type="float" office:value="27.460227468" calcext:value-type="float">
            <text:p>27.460227468</text:p>
          </table:table-cell>
          <table:table-cell office:value-type="float" office:value="27.461539214" calcext:value-type="float">
            <text:p>27.461539214</text:p>
          </table:table-cell>
          <table:table-cell office:value-type="float" office:value="27.461264265" calcext:value-type="float">
            <text:p>27.461264265</text:p>
          </table:table-cell>
          <table:table-cell office:value-type="float" office:value="27.461539214" calcext:value-type="float">
            <text:p>27.461539214</text:p>
          </table:table-cell>
          <table:table-cell office:value-type="float" office:value="27.461264265" calcext:value-type="float">
            <text:p>27.461264265</text:p>
          </table:table-cell>
          <table:table-cell office:value-type="float" office:value="0.000759596" calcext:value-type="float">
            <text:p>0.0007595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07 14:59:30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6134557" calcext:value-type="float">
            <text:p>0.236134557</text:p>
          </table:table-cell>
          <table:table-cell office:value-type="float" office:value="0.237448244" calcext:value-type="float">
            <text:p>0.237448244</text:p>
          </table:table-cell>
          <table:table-cell office:value-type="float" office:value="0.24401012" calcext:value-type="float">
            <text:p>0.24401012</text:p>
          </table:table-cell>
          <table:table-cell office:value-type="float" office:value="0.23919764" calcext:value-type="float">
            <text:p>0.23919764</text:p>
          </table:table-cell>
          <table:table-cell office:value-type="float" office:value="0.237448244" calcext:value-type="float">
            <text:p>0.237448244</text:p>
          </table:table-cell>
          <table:table-cell office:value-type="float" office:value="0.23919764" calcext:value-type="float">
            <text:p>0.23919764</text:p>
          </table:table-cell>
          <table:table-cell office:value-type="float" office:value="0.00344494" calcext:value-type="float">
            <text:p>0.00344494</text:p>
          </table:table-cell>
          <table:table-cell office:value-type="float" office:value="27.450142859" calcext:value-type="float">
            <text:p>27.450142859</text:p>
          </table:table-cell>
          <table:table-cell office:value-type="float" office:value="27.450407178" calcext:value-type="float">
            <text:p>27.450407178</text:p>
          </table:table-cell>
          <table:table-cell office:value-type="float" office:value="27.45172745" calcext:value-type="float">
            <text:p>27.45172745</text:p>
          </table:table-cell>
          <table:table-cell office:value-type="float" office:value="27.450759162" calcext:value-type="float">
            <text:p>27.450759162</text:p>
          </table:table-cell>
          <table:table-cell office:value-type="float" office:value="27.450407178" calcext:value-type="float">
            <text:p>27.450407178</text:p>
          </table:table-cell>
          <table:table-cell office:value-type="float" office:value="27.450759162" calcext:value-type="float">
            <text:p>27.450759162</text:p>
          </table:table-cell>
          <table:table-cell office:value-type="float" office:value="0.000693134" calcext:value-type="float">
            <text:p>0.0006931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07 14:59:31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4176417" calcext:value-type="float">
            <text:p>0.244176417</text:p>
          </table:table-cell>
          <table:table-cell office:value-type="float" office:value="0.236482052" calcext:value-type="float">
            <text:p>0.236482052</text:p>
          </table:table-cell>
          <table:table-cell office:value-type="float" office:value="0.243009358" calcext:value-type="float">
            <text:p>0.243009358</text:p>
          </table:table-cell>
          <table:table-cell office:value-type="float" office:value="0.241222609" calcext:value-type="float">
            <text:p>0.241222609</text:p>
          </table:table-cell>
          <table:table-cell office:value-type="float" office:value="0.243009358" calcext:value-type="float">
            <text:p>0.243009358</text:p>
          </table:table-cell>
          <table:table-cell office:value-type="float" office:value="0.241222609" calcext:value-type="float">
            <text:p>0.241222609</text:p>
          </table:table-cell>
          <table:table-cell office:value-type="float" office:value="0.003385771" calcext:value-type="float">
            <text:p>0.003385771</text:p>
          </table:table-cell>
          <table:table-cell office:value-type="float" office:value="27.45176091" calcext:value-type="float">
            <text:p>27.45176091</text:p>
          </table:table-cell>
          <table:table-cell office:value-type="float" office:value="27.450212777" calcext:value-type="float">
            <text:p>27.450212777</text:p>
          </table:table-cell>
          <table:table-cell office:value-type="float" office:value="27.451526094" calcext:value-type="float">
            <text:p>27.451526094</text:p>
          </table:table-cell>
          <table:table-cell office:value-type="float" office:value="27.451166593" calcext:value-type="float">
            <text:p>27.451166593</text:p>
          </table:table-cell>
          <table:table-cell office:value-type="float" office:value="27.451526094" calcext:value-type="float">
            <text:p>27.451526094</text:p>
          </table:table-cell>
          <table:table-cell office:value-type="float" office:value="27.451166593" calcext:value-type="float">
            <text:p>27.451166593</text:p>
          </table:table-cell>
          <table:table-cell office:value-type="float" office:value="0.000681229" calcext:value-type="float">
            <text:p>0.0006812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07 14:59:32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35712556" calcext:value-type="float">
            <text:p>0.235712556</text:p>
          </table:table-cell>
          <table:table-cell office:value-type="float" office:value="0.239207177" calcext:value-type="float">
            <text:p>0.239207177</text:p>
          </table:table-cell>
          <table:table-cell office:value-type="float" office:value="0.243672758" calcext:value-type="float">
            <text:p>0.243672758</text:p>
          </table:table-cell>
          <table:table-cell office:value-type="float" office:value="0.23953083" calcext:value-type="float">
            <text:p>0.23953083</text:p>
          </table:table-cell>
          <table:table-cell office:value-type="float" office:value="0.239207177" calcext:value-type="float">
            <text:p>0.239207177</text:p>
          </table:table-cell>
          <table:table-cell office:value-type="float" office:value="0.23953083" calcext:value-type="float">
            <text:p>0.23953083</text:p>
          </table:table-cell>
          <table:table-cell office:value-type="float" office:value="0.003257787" calcext:value-type="float">
            <text:p>0.003257787</text:p>
          </table:table-cell>
          <table:table-cell office:value-type="float" office:value="27.455112008" calcext:value-type="float">
            <text:p>27.455112008</text:p>
          </table:table-cell>
          <table:table-cell office:value-type="float" office:value="27.455815136" calcext:value-type="float">
            <text:p>27.455815136</text:p>
          </table:table-cell>
          <table:table-cell office:value-type="float" office:value="27.456713622" calcext:value-type="float">
            <text:p>27.456713622</text:p>
          </table:table-cell>
          <table:table-cell office:value-type="float" office:value="27.455880255" calcext:value-type="float">
            <text:p>27.455880255</text:p>
          </table:table-cell>
          <table:table-cell office:value-type="float" office:value="27.455815136" calcext:value-type="float">
            <text:p>27.455815136</text:p>
          </table:table-cell>
          <table:table-cell office:value-type="float" office:value="27.455880255" calcext:value-type="float">
            <text:p>27.455880255</text:p>
          </table:table-cell>
          <table:table-cell office:value-type="float" office:value="0.000655475" calcext:value-type="float">
            <text:p>0.0006554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07 14:59:33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1003065" calcext:value-type="float">
            <text:p>0.241003065</text:p>
          </table:table-cell>
          <table:table-cell office:value-type="float" office:value="0.237568049" calcext:value-type="float">
            <text:p>0.237568049</text:p>
          </table:table-cell>
          <table:table-cell office:value-type="float" office:value="0.244173437" calcext:value-type="float">
            <text:p>0.244173437</text:p>
          </table:table-cell>
          <table:table-cell office:value-type="float" office:value="0.24091485" calcext:value-type="float">
            <text:p>0.24091485</text:p>
          </table:table-cell>
          <table:table-cell office:value-type="float" office:value="0.241003065" calcext:value-type="float">
            <text:p>0.241003065</text:p>
          </table:table-cell>
          <table:table-cell office:value-type="float" office:value="0.24091485" calcext:value-type="float">
            <text:p>0.24091485</text:p>
          </table:table-cell>
          <table:table-cell office:value-type="float" office:value="0.00269736" calcext:value-type="float">
            <text:p>0.00269736</text:p>
          </table:table-cell>
          <table:table-cell office:value-type="float" office:value="27.461230526" calcext:value-type="float">
            <text:p>27.461230526</text:p>
          </table:table-cell>
          <table:table-cell office:value-type="float" office:value="27.460539394" calcext:value-type="float">
            <text:p>27.460539394</text:p>
          </table:table-cell>
          <table:table-cell office:value-type="float" office:value="27.46186841" calcext:value-type="float">
            <text:p>27.46186841</text:p>
          </table:table-cell>
          <table:table-cell office:value-type="float" office:value="27.461212777" calcext:value-type="float">
            <text:p>27.461212777</text:p>
          </table:table-cell>
          <table:table-cell office:value-type="float" office:value="27.461230526" calcext:value-type="float">
            <text:p>27.461230526</text:p>
          </table:table-cell>
          <table:table-cell office:value-type="float" office:value="27.461212777" calcext:value-type="float">
            <text:p>27.461212777</text:p>
          </table:table-cell>
          <table:table-cell office:value-type="float" office:value="0.000542713" calcext:value-type="float">
            <text:p>0.0005427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07 14:59:35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2878824" calcext:value-type="float">
            <text:p>0.242878824</text:p>
          </table:table-cell>
          <table:table-cell office:value-type="float" office:value="0.238462119" calcext:value-type="float">
            <text:p>0.238462119</text:p>
          </table:table-cell>
          <table:table-cell office:value-type="float" office:value="0.242878228" calcext:value-type="float">
            <text:p>0.242878228</text:p>
          </table:table-cell>
          <table:table-cell office:value-type="float" office:value="0.24140639" calcext:value-type="float">
            <text:p>0.24140639</text:p>
          </table:table-cell>
          <table:table-cell office:value-type="float" office:value="0.242878228" calcext:value-type="float">
            <text:p>0.242878228</text:p>
          </table:table-cell>
          <table:table-cell office:value-type="float" office:value="0.24140639" calcext:value-type="float">
            <text:p>0.24140639</text:p>
          </table:table-cell>
          <table:table-cell office:value-type="float" office:value="0.002081914" calcext:value-type="float">
            <text:p>0.002081914</text:p>
          </table:table-cell>
          <table:table-cell office:value-type="float" office:value="27.456553881" calcext:value-type="float">
            <text:p>27.456553881</text:p>
          </table:table-cell>
          <table:table-cell office:value-type="float" office:value="27.455665228" calcext:value-type="float">
            <text:p>27.455665228</text:p>
          </table:table-cell>
          <table:table-cell office:value-type="float" office:value="27.456553761" calcext:value-type="float">
            <text:p>27.456553761</text:p>
          </table:table-cell>
          <table:table-cell office:value-type="float" office:value="27.456257623" calcext:value-type="float">
            <text:p>27.456257623</text:p>
          </table:table-cell>
          <table:table-cell office:value-type="float" office:value="27.456553761" calcext:value-type="float">
            <text:p>27.456553761</text:p>
          </table:table-cell>
          <table:table-cell office:value-type="float" office:value="27.456257623" calcext:value-type="float">
            <text:p>27.456257623</text:p>
          </table:table-cell>
          <table:table-cell office:value-type="float" office:value="0.000418887" calcext:value-type="float">
            <text:p>0.0004188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07 14:59:36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703578" calcext:value-type="float">
            <text:p>0.23703578</text:p>
          </table:table-cell>
          <table:table-cell office:value-type="float" office:value="0.237521558" calcext:value-type="float">
            <text:p>0.237521558</text:p>
          </table:table-cell>
          <table:table-cell office:value-type="float" office:value="0.244340926" calcext:value-type="float">
            <text:p>0.244340926</text:p>
          </table:table-cell>
          <table:table-cell office:value-type="float" office:value="0.239632754" calcext:value-type="float">
            <text:p>0.239632754</text:p>
          </table:table-cell>
          <table:table-cell office:value-type="float" office:value="0.237521558" calcext:value-type="float">
            <text:p>0.237521558</text:p>
          </table:table-cell>
          <table:table-cell office:value-type="float" office:value="0.239632754" calcext:value-type="float">
            <text:p>0.239632754</text:p>
          </table:table-cell>
          <table:table-cell office:value-type="float" office:value="0.003335082" calcext:value-type="float">
            <text:p>0.003335082</text:p>
          </table:table-cell>
          <table:table-cell office:value-type="float" office:value="27.450324189" calcext:value-type="float">
            <text:p>27.450324189</text:p>
          </table:table-cell>
          <table:table-cell office:value-type="float" office:value="27.450421929" calcext:value-type="float">
            <text:p>27.450421929</text:p>
          </table:table-cell>
          <table:table-cell office:value-type="float" office:value="27.45179401" calcext:value-type="float">
            <text:p>27.45179401</text:p>
          </table:table-cell>
          <table:table-cell office:value-type="float" office:value="27.450846709" calcext:value-type="float">
            <text:p>27.450846709</text:p>
          </table:table-cell>
          <table:table-cell office:value-type="float" office:value="27.450421929" calcext:value-type="float">
            <text:p>27.450421929</text:p>
          </table:table-cell>
          <table:table-cell office:value-type="float" office:value="27.450846709" calcext:value-type="float">
            <text:p>27.450846709</text:p>
          </table:table-cell>
          <table:table-cell office:value-type="float" office:value="0.00067103" calcext:value-type="float">
            <text:p>0.000671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07 14:59:37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3839417" calcext:value-type="float">
            <text:p>0.23839417</text:p>
          </table:table-cell>
          <table:table-cell office:value-type="float" office:value="0.242911606" calcext:value-type="float">
            <text:p>0.242911606</text:p>
          </table:table-cell>
          <table:table-cell office:value-type="float" office:value="0.240756103" calcext:value-type="float">
            <text:p>0.240756103</text:p>
          </table:table-cell>
          <table:table-cell office:value-type="float" office:value="0.240962534" calcext:value-type="float">
            <text:p>0.240962534</text:p>
          </table:table-cell>
          <table:table-cell office:value-type="float" office:value="0.240756103" calcext:value-type="float">
            <text:p>0.240756103</text:p>
          </table:table-cell>
          <table:table-cell office:value-type="float" office:value="0.001850003" calcext:value-type="float">
            <text:p>0.001850003</text:p>
          </table:table-cell>
          <table:table-cell office:value-type="float" office:value="27.461222371" calcext:value-type="float">
            <text:p>27.461222371</text:p>
          </table:table-cell>
          <table:table-cell office:value-type="float" office:value="27.460705611" calcext:value-type="float">
            <text:p>27.460705611</text:p>
          </table:table-cell>
          <table:table-cell office:value-type="float" office:value="27.461614528" calcext:value-type="float">
            <text:p>27.461614528</text:p>
          </table:table-cell>
          <table:table-cell office:value-type="float" office:value="27.461180837" calcext:value-type="float">
            <text:p>27.461180837</text:p>
          </table:table-cell>
          <table:table-cell office:value-type="float" office:value="27.461222371" calcext:value-type="float">
            <text:p>27.461222371</text:p>
          </table:table-cell>
          <table:table-cell office:value-type="float" office:value="27.461180837" calcext:value-type="float">
            <text:p>27.461180837</text:p>
          </table:table-cell>
          <table:table-cell office:value-type="float" office:value="0.000372224" calcext:value-type="float">
            <text:p>0.000372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07 14:59:38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35589175" calcext:value-type="float">
            <text:p>0.235589175</text:p>
          </table:table-cell>
          <table:table-cell office:value-type="float" office:value="0.238827495" calcext:value-type="float">
            <text:p>0.238827495</text:p>
          </table:table-cell>
          <table:table-cell office:value-type="float" office:value="0.244172841" calcext:value-type="float">
            <text:p>0.244172841</text:p>
          </table:table-cell>
          <table:table-cell office:value-type="float" office:value="0.239529837" calcext:value-type="float">
            <text:p>0.239529837</text:p>
          </table:table-cell>
          <table:table-cell office:value-type="float" office:value="0.238827495" calcext:value-type="float">
            <text:p>0.238827495</text:p>
          </table:table-cell>
          <table:table-cell office:value-type="float" office:value="0.239529837" calcext:value-type="float">
            <text:p>0.239529837</text:p>
          </table:table-cell>
          <table:table-cell office:value-type="float" office:value="0.003539284" calcext:value-type="float">
            <text:p>0.003539284</text:p>
          </table:table-cell>
          <table:table-cell office:value-type="float" office:value="27.455087184" calcext:value-type="float">
            <text:p>27.455087184</text:p>
          </table:table-cell>
          <table:table-cell office:value-type="float" office:value="27.455738743" calcext:value-type="float">
            <text:p>27.455738743</text:p>
          </table:table-cell>
          <table:table-cell office:value-type="float" office:value="27.45681424" calcext:value-type="float">
            <text:p>27.45681424</text:p>
          </table:table-cell>
          <table:table-cell office:value-type="float" office:value="27.455880055" calcext:value-type="float">
            <text:p>27.455880055</text:p>
          </table:table-cell>
          <table:table-cell office:value-type="float" office:value="27.455738743" calcext:value-type="float">
            <text:p>27.455738743</text:p>
          </table:table-cell>
          <table:table-cell office:value-type="float" office:value="27.455880055" calcext:value-type="float">
            <text:p>27.455880055</text:p>
          </table:table-cell>
          <table:table-cell office:value-type="float" office:value="0.000712113" calcext:value-type="float">
            <text:p>0.0007121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07 14:59:40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4683652" calcext:value-type="float">
            <text:p>0.244683652</text:p>
          </table:table-cell>
          <table:table-cell office:value-type="float" office:value="0.236397414" calcext:value-type="float">
            <text:p>0.236397414</text:p>
          </table:table-cell>
          <table:table-cell office:value-type="float" office:value="0.242891341" calcext:value-type="float">
            <text:p>0.242891341</text:p>
          </table:table-cell>
          <table:table-cell office:value-type="float" office:value="0.241324136" calcext:value-type="float">
            <text:p>0.241324136</text:p>
          </table:table-cell>
          <table:table-cell office:value-type="float" office:value="0.242891341" calcext:value-type="float">
            <text:p>0.242891341</text:p>
          </table:table-cell>
          <table:table-cell office:value-type="float" office:value="0.241324136" calcext:value-type="float">
            <text:p>0.241324136</text:p>
          </table:table-cell>
          <table:table-cell office:value-type="float" office:value="0.003559732" calcext:value-type="float">
            <text:p>0.003559732</text:p>
          </table:table-cell>
          <table:table-cell office:value-type="float" office:value="27.456917017" calcext:value-type="float">
            <text:p>27.456917017</text:p>
          </table:table-cell>
          <table:table-cell office:value-type="float" office:value="27.455249804" calcext:value-type="float">
            <text:p>27.455249804</text:p>
          </table:table-cell>
          <table:table-cell office:value-type="float" office:value="27.456556399" calcext:value-type="float">
            <text:p>27.456556399</text:p>
          </table:table-cell>
          <table:table-cell office:value-type="float" office:value="27.456241073" calcext:value-type="float">
            <text:p>27.456241073</text:p>
          </table:table-cell>
          <table:table-cell office:value-type="float" office:value="27.456556399" calcext:value-type="float">
            <text:p>27.456556399</text:p>
          </table:table-cell>
          <table:table-cell office:value-type="float" office:value="27.456241073" calcext:value-type="float">
            <text:p>27.456241073</text:p>
          </table:table-cell>
          <table:table-cell office:value-type="float" office:value="0.000716227" calcext:value-type="float">
            <text:p>0.0007162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07 14:59:41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8444834" calcext:value-type="float">
            <text:p>0.238444834</text:p>
          </table:table-cell>
          <table:table-cell office:value-type="float" office:value="0.239860444" calcext:value-type="float">
            <text:p>0.239860444</text:p>
          </table:table-cell>
          <table:table-cell office:value-type="float" office:value="0.243190556" calcext:value-type="float">
            <text:p>0.243190556</text:p>
          </table:table-cell>
          <table:table-cell office:value-type="float" office:value="0.240498611" calcext:value-type="float">
            <text:p>0.240498611</text:p>
          </table:table-cell>
          <table:table-cell office:value-type="float" office:value="0.239860444" calcext:value-type="float">
            <text:p>0.239860444</text:p>
          </table:table-cell>
          <table:table-cell office:value-type="float" office:value="0.240498611" calcext:value-type="float">
            <text:p>0.240498611</text:p>
          </table:table-cell>
          <table:table-cell office:value-type="float" office:value="0.00198929" calcext:value-type="float">
            <text:p>0.00198929</text:p>
          </table:table-cell>
          <table:table-cell office:value-type="float" office:value="27.460715805" calcext:value-type="float">
            <text:p>27.460715805</text:p>
          </table:table-cell>
          <table:table-cell office:value-type="float" office:value="27.461000629" calcext:value-type="float">
            <text:p>27.461000629</text:p>
          </table:table-cell>
          <table:table-cell office:value-type="float" office:value="27.461670653" calcext:value-type="float">
            <text:p>27.461670653</text:p>
          </table:table-cell>
          <table:table-cell office:value-type="float" office:value="27.461129029" calcext:value-type="float">
            <text:p>27.461129029</text:p>
          </table:table-cell>
          <table:table-cell office:value-type="float" office:value="27.461000629" calcext:value-type="float">
            <text:p>27.461000629</text:p>
          </table:table-cell>
          <table:table-cell office:value-type="float" office:value="27.461129029" calcext:value-type="float">
            <text:p>27.461129029</text:p>
          </table:table-cell>
          <table:table-cell office:value-type="float" office:value="0.000400249" calcext:value-type="float">
            <text:p>0.0004002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07 14:59:42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0923195" calcext:value-type="float">
            <text:p>0.240923195</text:p>
          </table:table-cell>
          <table:table-cell office:value-type="float" office:value="0.237240224" calcext:value-type="float">
            <text:p>0.237240224</text:p>
          </table:table-cell>
          <table:table-cell office:value-type="float" office:value="0.243738919" calcext:value-type="float">
            <text:p>0.243738919</text:p>
          </table:table-cell>
          <table:table-cell office:value-type="float" office:value="0.240634112" calcext:value-type="float">
            <text:p>0.240634112</text:p>
          </table:table-cell>
          <table:table-cell office:value-type="float" office:value="0.240923195" calcext:value-type="float">
            <text:p>0.240923195</text:p>
          </table:table-cell>
          <table:table-cell office:value-type="float" office:value="0.240634112" calcext:value-type="float">
            <text:p>0.240634112</text:p>
          </table:table-cell>
          <table:table-cell office:value-type="float" office:value="0.002660944" calcext:value-type="float">
            <text:p>0.002660944</text:p>
          </table:table-cell>
          <table:table-cell office:value-type="float" office:value="27.461214456" calcext:value-type="float">
            <text:p>27.461214456</text:p>
          </table:table-cell>
          <table:table-cell office:value-type="float" office:value="27.460473435" calcext:value-type="float">
            <text:p>27.460473435</text:p>
          </table:table-cell>
          <table:table-cell office:value-type="float" office:value="27.461780984" calcext:value-type="float">
            <text:p>27.461780984</text:p>
          </table:table-cell>
          <table:table-cell office:value-type="float" office:value="27.461156292" calcext:value-type="float">
            <text:p>27.461156292</text:p>
          </table:table-cell>
          <table:table-cell office:value-type="float" office:value="27.461214456" calcext:value-type="float">
            <text:p>27.461214456</text:p>
          </table:table-cell>
          <table:table-cell office:value-type="float" office:value="27.461156292" calcext:value-type="float">
            <text:p>27.461156292</text:p>
          </table:table-cell>
          <table:table-cell office:value-type="float" office:value="0.000535387" calcext:value-type="float">
            <text:p>0.00053538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07 14:59:43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6648349" calcext:value-type="float">
            <text:p>0.236648349</text:p>
          </table:table-cell>
          <table:table-cell office:value-type="float" office:value="0.239555864" calcext:value-type="float">
            <text:p>0.239555864</text:p>
          </table:table-cell>
          <table:table-cell office:value-type="float" office:value="0.244579344" calcext:value-type="float">
            <text:p>0.244579344</text:p>
          </table:table-cell>
          <table:table-cell office:value-type="float" office:value="0.240261186" calcext:value-type="float">
            <text:p>0.240261186</text:p>
          </table:table-cell>
          <table:table-cell office:value-type="float" office:value="0.239555864" calcext:value-type="float">
            <text:p>0.239555864</text:p>
          </table:table-cell>
          <table:table-cell office:value-type="float" office:value="0.240261186" calcext:value-type="float">
            <text:p>0.240261186</text:p>
          </table:table-cell>
          <table:table-cell office:value-type="float" office:value="0.003276002" calcext:value-type="float">
            <text:p>0.003276002</text:p>
          </table:table-cell>
          <table:table-cell office:value-type="float" office:value="27.450246236" calcext:value-type="float">
            <text:p>27.450246236</text:p>
          </table:table-cell>
          <table:table-cell office:value-type="float" office:value="27.450831239" calcext:value-type="float">
            <text:p>27.450831239</text:p>
          </table:table-cell>
          <table:table-cell office:value-type="float" office:value="27.45184198" calcext:value-type="float">
            <text:p>27.45184198</text:p>
          </table:table-cell>
          <table:table-cell office:value-type="float" office:value="27.450973152" calcext:value-type="float">
            <text:p>27.450973152</text:p>
          </table:table-cell>
          <table:table-cell office:value-type="float" office:value="27.450831239" calcext:value-type="float">
            <text:p>27.450831239</text:p>
          </table:table-cell>
          <table:table-cell office:value-type="float" office:value="27.450973152" calcext:value-type="float">
            <text:p>27.450973152</text:p>
          </table:table-cell>
          <table:table-cell office:value-type="float" office:value="0.000659143" calcext:value-type="float">
            <text:p>0.000659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07 14:59:44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4727164" calcext:value-type="float">
            <text:p>0.244727164</text:p>
          </table:table-cell>
          <table:table-cell office:value-type="float" office:value="0.237646131" calcext:value-type="float">
            <text:p>0.237646131</text:p>
          </table:table-cell>
          <table:table-cell office:value-type="float" office:value="0.243533283" calcext:value-type="float">
            <text:p>0.243533283</text:p>
          </table:table-cell>
          <table:table-cell office:value-type="float" office:value="0.241968859" calcext:value-type="float">
            <text:p>0.241968859</text:p>
          </table:table-cell>
          <table:table-cell office:value-type="float" office:value="0.243533283" calcext:value-type="float">
            <text:p>0.243533283</text:p>
          </table:table-cell>
          <table:table-cell office:value-type="float" office:value="0.241968859" calcext:value-type="float">
            <text:p>0.241968859</text:p>
          </table:table-cell>
          <table:table-cell office:value-type="float" office:value="0.003095246" calcext:value-type="float">
            <text:p>0.003095246</text:p>
          </table:table-cell>
          <table:table-cell office:value-type="float" office:value="27.461979821" calcext:value-type="float">
            <text:p>27.461979821</text:p>
          </table:table-cell>
          <table:table-cell office:value-type="float" office:value="27.460555105" calcext:value-type="float">
            <text:p>27.460555105</text:p>
          </table:table-cell>
          <table:table-cell office:value-type="float" office:value="27.46173961" calcext:value-type="float">
            <text:p>27.46173961</text:p>
          </table:table-cell>
          <table:table-cell office:value-type="float" office:value="27.461424845" calcext:value-type="float">
            <text:p>27.461424845</text:p>
          </table:table-cell>
          <table:table-cell office:value-type="float" office:value="27.46173961" calcext:value-type="float">
            <text:p>27.46173961</text:p>
          </table:table-cell>
          <table:table-cell office:value-type="float" office:value="27.461424845" calcext:value-type="float">
            <text:p>27.461424845</text:p>
          </table:table-cell>
          <table:table-cell office:value-type="float" office:value="0.000622769" calcext:value-type="float">
            <text:p>0.0006227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07 14:59:46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6388473" calcext:value-type="float">
            <text:p>0.236388473</text:p>
          </table:table-cell>
          <table:table-cell office:value-type="float" office:value="0.238290458" calcext:value-type="float">
            <text:p>0.238290458</text:p>
          </table:table-cell>
          <table:table-cell office:value-type="float" office:value="0.245091944" calcext:value-type="float">
            <text:p>0.245091944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238290458" calcext:value-type="float">
            <text:p>0.238290458</text:p>
          </table:table-cell>
          <table:table-cell office:value-type="float" office:value="0.239923625" calcext:value-type="float">
            <text:p>0.239923625</text:p>
          </table:table-cell>
          <table:table-cell office:value-type="float" office:value="0.003736133" calcext:value-type="float">
            <text:p>0.003736133</text:p>
          </table:table-cell>
          <table:table-cell office:value-type="float" office:value="27.460302062" calcext:value-type="float">
            <text:p>27.460302062</text:p>
          </table:table-cell>
          <table:table-cell office:value-type="float" office:value="27.460684744" calcext:value-type="float">
            <text:p>27.460684744</text:p>
          </table:table-cell>
          <table:table-cell office:value-type="float" office:value="27.462053215" calcext:value-type="float">
            <text:p>27.462053215</text:p>
          </table:table-cell>
          <table:table-cell office:value-type="float" office:value="27.46101334" calcext:value-type="float">
            <text:p>27.46101334</text:p>
          </table:table-cell>
          <table:table-cell office:value-type="float" office:value="27.460684744" calcext:value-type="float">
            <text:p>27.460684744</text:p>
          </table:table-cell>
          <table:table-cell office:value-type="float" office:value="27.46101334" calcext:value-type="float">
            <text:p>27.46101334</text:p>
          </table:table-cell>
          <table:table-cell office:value-type="float" office:value="0.000751716" calcext:value-type="float">
            <text:p>0.0007517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07 14:59:47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4172245" calcext:value-type="float">
            <text:p>0.244172245</text:p>
          </table:table-cell>
          <table:table-cell office:value-type="float" office:value="0.236567883" calcext:value-type="float">
            <text:p>0.236567883</text:p>
          </table:table-cell>
          <table:table-cell office:value-type="float" office:value="0.243362813" calcext:value-type="float">
            <text:p>0.243362813</text:p>
          </table:table-cell>
          <table:table-cell office:value-type="float" office:value="0.241367647" calcext:value-type="float">
            <text:p>0.241367647</text:p>
          </table:table-cell>
          <table:table-cell office:value-type="float" office:value="0.243362813" calcext:value-type="float">
            <text:p>0.243362813</text:p>
          </table:table-cell>
          <table:table-cell office:value-type="float" office:value="0.241367647" calcext:value-type="float">
            <text:p>0.241367647</text:p>
          </table:table-cell>
          <table:table-cell office:value-type="float" office:value="0.003409995" calcext:value-type="float">
            <text:p>0.003409995</text:p>
          </table:table-cell>
          <table:table-cell office:value-type="float" office:value="27.45681412" calcext:value-type="float">
            <text:p>27.45681412</text:p>
          </table:table-cell>
          <table:table-cell office:value-type="float" office:value="27.455284102" calcext:value-type="float">
            <text:p>27.455284102</text:p>
          </table:table-cell>
          <table:table-cell office:value-type="float" office:value="27.456651261" calcext:value-type="float">
            <text:p>27.456651261</text:p>
          </table:table-cell>
          <table:table-cell office:value-type="float" office:value="27.456249828" calcext:value-type="float">
            <text:p>27.456249828</text:p>
          </table:table-cell>
          <table:table-cell office:value-type="float" office:value="27.456651261" calcext:value-type="float">
            <text:p>27.456651261</text:p>
          </table:table-cell>
          <table:table-cell office:value-type="float" office:value="27.456249828" calcext:value-type="float">
            <text:p>27.456249828</text:p>
          </table:table-cell>
          <table:table-cell office:value-type="float" office:value="0.0006861" calcext:value-type="float">
            <text:p>0.00068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07 14:59:48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5655932" calcext:value-type="float">
            <text:p>0.235655932</text:p>
          </table:table-cell>
          <table:table-cell office:value-type="float" office:value="0.239429502" calcext:value-type="float">
            <text:p>0.239429502</text:p>
          </table:table-cell>
          <table:table-cell office:value-type="float" office:value="0.24416092" calcext:value-type="float">
            <text:p>0.24416092</text:p>
          </table:table-cell>
          <table:table-cell office:value-type="float" office:value="0.239748785" calcext:value-type="float">
            <text:p>0.239748785</text:p>
          </table:table-cell>
          <table:table-cell office:value-type="float" office:value="0.239429502" calcext:value-type="float">
            <text:p>0.239429502</text:p>
          </table:table-cell>
          <table:table-cell office:value-type="float" office:value="0.239748785" calcext:value-type="float">
            <text:p>0.239748785</text:p>
          </table:table-cell>
          <table:table-cell office:value-type="float" office:value="0.003479479" calcext:value-type="float">
            <text:p>0.003479479</text:p>
          </table:table-cell>
          <table:table-cell office:value-type="float" office:value="27.450046558" calcext:value-type="float">
            <text:p>27.450046558</text:p>
          </table:table-cell>
          <table:table-cell office:value-type="float" office:value="27.450805814" calcext:value-type="float">
            <text:p>27.450805814</text:p>
          </table:table-cell>
          <table:table-cell office:value-type="float" office:value="27.451757792" calcext:value-type="float">
            <text:p>27.451757792</text:p>
          </table:table-cell>
          <table:table-cell office:value-type="float" office:value="27.450870055" calcext:value-type="float">
            <text:p>27.450870055</text:p>
          </table:table-cell>
          <table:table-cell office:value-type="float" office:value="27.450805814" calcext:value-type="float">
            <text:p>27.450805814</text:p>
          </table:table-cell>
          <table:table-cell office:value-type="float" office:value="27.450870055" calcext:value-type="float">
            <text:p>27.450870055</text:p>
          </table:table-cell>
          <table:table-cell office:value-type="float" office:value="0.000700083" calcext:value-type="float">
            <text:p>0.0007000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07 14:59:49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4373708" calcext:value-type="float">
            <text:p>0.244373708</text:p>
          </table:table-cell>
          <table:table-cell office:value-type="float" office:value="0.236627488" calcext:value-type="float">
            <text:p>0.236627488</text:p>
          </table:table-cell>
          <table:table-cell office:value-type="float" office:value="0.243530899" calcext:value-type="float">
            <text:p>0.243530899</text:p>
          </table:table-cell>
          <table:table-cell office:value-type="float" office:value="0.241510698" calcext:value-type="float">
            <text:p>0.241510698</text:p>
          </table:table-cell>
          <table:table-cell office:value-type="float" office:value="0.243530899" calcext:value-type="float">
            <text:p>0.243530899</text:p>
          </table:table-cell>
          <table:table-cell office:value-type="float" office:value="0.241510698" calcext:value-type="float">
            <text:p>0.241510698</text:p>
          </table:table-cell>
          <table:table-cell office:value-type="float" office:value="0.003470052" calcext:value-type="float">
            <text:p>0.003470052</text:p>
          </table:table-cell>
          <table:table-cell office:value-type="float" office:value="27.451800606" calcext:value-type="float">
            <text:p>27.451800606</text:p>
          </table:table-cell>
          <table:table-cell office:value-type="float" office:value="27.450242039" calcext:value-type="float">
            <text:p>27.450242039</text:p>
          </table:table-cell>
          <table:table-cell office:value-type="float" office:value="27.451631029" calcext:value-type="float">
            <text:p>27.451631029</text:p>
          </table:table-cell>
          <table:table-cell office:value-type="float" office:value="27.451224558" calcext:value-type="float">
            <text:p>27.451224558</text:p>
          </table:table-cell>
          <table:table-cell office:value-type="float" office:value="27.451631029" calcext:value-type="float">
            <text:p>27.451631029</text:p>
          </table:table-cell>
          <table:table-cell office:value-type="float" office:value="27.451224558" calcext:value-type="float">
            <text:p>27.451224558</text:p>
          </table:table-cell>
          <table:table-cell office:value-type="float" office:value="0.000698187" calcext:value-type="float">
            <text:p>0.0006981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07 14:59:51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5486655" calcext:value-type="float">
            <text:p>0.235486655</text:p>
          </table:table-cell>
          <table:table-cell office:value-type="float" office:value="0.238455562" calcext:value-type="float">
            <text:p>0.238455562</text:p>
          </table:table-cell>
          <table:table-cell office:value-type="float" office:value="0.244913726" calcext:value-type="float">
            <text:p>0.244913726</text:p>
          </table:table-cell>
          <table:table-cell office:value-type="float" office:value="0.239618648" calcext:value-type="float">
            <text:p>0.239618648</text:p>
          </table:table-cell>
          <table:table-cell office:value-type="float" office:value="0.238455562" calcext:value-type="float">
            <text:p>0.238455562</text:p>
          </table:table-cell>
          <table:table-cell office:value-type="float" office:value="0.239618648" calcext:value-type="float">
            <text:p>0.239618648</text:p>
          </table:table-cell>
          <table:table-cell office:value-type="float" office:value="0.003935479" calcext:value-type="float">
            <text:p>0.003935479</text:p>
          </table:table-cell>
          <table:table-cell office:value-type="float" office:value="27.460120614" calcext:value-type="float">
            <text:p>27.460120614</text:p>
          </table:table-cell>
          <table:table-cell office:value-type="float" office:value="27.460717964" calcext:value-type="float">
            <text:p>27.460717964</text:p>
          </table:table-cell>
          <table:table-cell office:value-type="float" office:value="27.462017358" calcext:value-type="float">
            <text:p>27.462017358</text:p>
          </table:table-cell>
          <table:table-cell office:value-type="float" office:value="27.460951978" calcext:value-type="float">
            <text:p>27.460951978</text:p>
          </table:table-cell>
          <table:table-cell office:value-type="float" office:value="27.460717964" calcext:value-type="float">
            <text:p>27.460717964</text:p>
          </table:table-cell>
          <table:table-cell office:value-type="float" office:value="27.460951978" calcext:value-type="float">
            <text:p>27.460951978</text:p>
          </table:table-cell>
          <table:table-cell office:value-type="float" office:value="0.000791825" calcext:value-type="float">
            <text:p>0.0007918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07 14:59:52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1732626" calcext:value-type="float">
            <text:p>0.241732626</text:p>
          </table:table-cell>
          <table:table-cell office:value-type="float" office:value="0.237547784" calcext:value-type="float">
            <text:p>0.237547784</text:p>
          </table:table-cell>
          <table:table-cell office:value-type="float" office:value="0.244333773" calcext:value-type="float">
            <text:p>0.244333773</text:p>
          </table:table-cell>
          <table:table-cell office:value-type="float" office:value="0.241204728" calcext:value-type="float">
            <text:p>0.241204728</text:p>
          </table:table-cell>
          <table:table-cell office:value-type="float" office:value="0.241732626" calcext:value-type="float">
            <text:p>0.241732626</text:p>
          </table:table-cell>
          <table:table-cell office:value-type="float" office:value="0.241204728" calcext:value-type="float">
            <text:p>0.241204728</text:p>
          </table:table-cell>
          <table:table-cell office:value-type="float" office:value="0.002795404" calcext:value-type="float">
            <text:p>0.002795404</text:p>
          </table:table-cell>
          <table:table-cell office:value-type="float" office:value="27.451269211" calcext:value-type="float">
            <text:p>27.451269211</text:p>
          </table:table-cell>
          <table:table-cell office:value-type="float" office:value="27.450427206" calcext:value-type="float">
            <text:p>27.450427206</text:p>
          </table:table-cell>
          <table:table-cell office:value-type="float" office:value="27.45179257" calcext:value-type="float">
            <text:p>27.45179257</text:p>
          </table:table-cell>
          <table:table-cell office:value-type="float" office:value="27.451162996" calcext:value-type="float">
            <text:p>27.451162996</text:p>
          </table:table-cell>
          <table:table-cell office:value-type="float" office:value="27.451269211" calcext:value-type="float">
            <text:p>27.451269211</text:p>
          </table:table-cell>
          <table:table-cell office:value-type="float" office:value="27.451162996" calcext:value-type="float">
            <text:p>27.451162996</text:p>
          </table:table-cell>
          <table:table-cell office:value-type="float" office:value="0.000562445" calcext:value-type="float">
            <text:p>0.0005624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07 14:59:53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6436753" calcext:value-type="float">
            <text:p>0.236436753</text:p>
          </table:table-cell>
          <table:table-cell office:value-type="float" office:value="0.24003747" calcext:value-type="float">
            <text:p>0.24003747</text:p>
          </table:table-cell>
          <table:table-cell office:value-type="float" office:value="0.24362567" calcext:value-type="float">
            <text:p>0.24362567</text:p>
          </table:table-cell>
          <table:table-cell office:value-type="float" office:value="0.240033298" calcext:value-type="float">
            <text:p>0.240033298</text:p>
          </table:table-cell>
          <table:table-cell office:value-type="float" office:value="0.24003747" calcext:value-type="float">
            <text:p>0.24003747</text:p>
          </table:table-cell>
          <table:table-cell office:value-type="float" office:value="0.240033298" calcext:value-type="float">
            <text:p>0.240033298</text:p>
          </table:table-cell>
          <table:table-cell office:value-type="float" office:value="0.002934865" calcext:value-type="float">
            <text:p>0.002934865</text:p>
          </table:table-cell>
          <table:table-cell office:value-type="float" office:value="27.450203662" calcext:value-type="float">
            <text:p>27.450203662</text:p>
          </table:table-cell>
          <table:table-cell office:value-type="float" office:value="27.450928139" calcext:value-type="float">
            <text:p>27.450928139</text:p>
          </table:table-cell>
          <table:table-cell office:value-type="float" office:value="27.451650098" calcext:value-type="float">
            <text:p>27.451650098</text:p>
          </table:table-cell>
          <table:table-cell office:value-type="float" office:value="27.4509273" calcext:value-type="float">
            <text:p>27.4509273</text:p>
          </table:table-cell>
          <table:table-cell office:value-type="float" office:value="27.450928139" calcext:value-type="float">
            <text:p>27.450928139</text:p>
          </table:table-cell>
          <table:table-cell office:value-type="float" office:value="27.4509273" calcext:value-type="float">
            <text:p>27.4509273</text:p>
          </table:table-cell>
          <table:table-cell office:value-type="float" office:value="0.000590505" calcext:value-type="float">
            <text:p>0.0005905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07 14:59:54</text:p>
          </table:table-cell>
          <table:table-cell office:value-type="string" calcext:value-type="string">
            <text:p><text:s/>timestamp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2893725" calcext:value-type="float">
            <text:p>0.242893725</text:p>
          </table:table-cell>
          <table:table-cell office:value-type="float" office:value="0.237823753" calcext:value-type="float">
            <text:p>0.237823753</text:p>
          </table:table-cell>
          <table:table-cell office:value-type="float" office:value="0.244432717" calcext:value-type="float">
            <text:p>0.244432717</text:p>
          </table:table-cell>
          <table:table-cell office:value-type="float" office:value="0.241716732" calcext:value-type="float">
            <text:p>0.241716732</text:p>
          </table:table-cell>
          <table:table-cell office:value-type="float" office:value="0.242893725" calcext:value-type="float">
            <text:p>0.242893725</text:p>
          </table:table-cell>
          <table:table-cell office:value-type="float" office:value="0.241716732" calcext:value-type="float">
            <text:p>0.241716732</text:p>
          </table:table-cell>
          <table:table-cell office:value-type="float" office:value="0.002823542" calcext:value-type="float">
            <text:p>0.002823542</text:p>
          </table:table-cell>
          <table:table-cell office:value-type="float" office:value="27.446448777" calcext:value-type="float">
            <text:p>27.446448777</text:p>
          </table:table-cell>
          <table:table-cell office:value-type="float" office:value="27.445428677" calcext:value-type="float">
            <text:p>27.445428677</text:p>
          </table:table-cell>
          <table:table-cell office:value-type="float" office:value="27.446758429" calcext:value-type="float">
            <text:p>27.446758429</text:p>
          </table:table-cell>
          <table:table-cell office:value-type="float" office:value="27.446211961" calcext:value-type="float">
            <text:p>27.446211961</text:p>
          </table:table-cell>
          <table:table-cell office:value-type="float" office:value="27.446448777" calcext:value-type="float">
            <text:p>27.446448777</text:p>
          </table:table-cell>
          <table:table-cell office:value-type="float" office:value="27.446211961" calcext:value-type="float">
            <text:p>27.446211961</text:p>
          </table:table-cell>
          <table:table-cell office:value-type="float" office:value="0.000568109" calcext:value-type="float">
            <text:p>0.000568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07 14:59:56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3141084" calcext:value-type="float">
            <text:p>0.243141084</text:p>
          </table:table-cell>
          <table:table-cell office:value-type="float" office:value="0.237128167" calcext:value-type="float">
            <text:p>0.237128167</text:p>
          </table:table-cell>
          <table:table-cell office:value-type="float" office:value="0.243734746" calcext:value-type="float">
            <text:p>0.243734746</text:p>
          </table:table-cell>
          <table:table-cell office:value-type="float" office:value="0.241334666" calcext:value-type="float">
            <text:p>0.241334666</text:p>
          </table:table-cell>
          <table:table-cell office:value-type="float" office:value="0.243141084" calcext:value-type="float">
            <text:p>0.243141084</text:p>
          </table:table-cell>
          <table:table-cell office:value-type="float" office:value="0.241334666" calcext:value-type="float">
            <text:p>0.241334666</text:p>
          </table:table-cell>
          <table:table-cell office:value-type="float" office:value="0.002984302" calcext:value-type="float">
            <text:p>0.002984302</text:p>
          </table:table-cell>
          <table:table-cell office:value-type="float" office:value="27.456606648" calcext:value-type="float">
            <text:p>27.456606648</text:p>
          </table:table-cell>
          <table:table-cell office:value-type="float" office:value="27.455396833" calcext:value-type="float">
            <text:p>27.455396833</text:p>
          </table:table-cell>
          <table:table-cell office:value-type="float" office:value="27.456726094" calcext:value-type="float">
            <text:p>27.456726094</text:p>
          </table:table-cell>
          <table:table-cell office:value-type="float" office:value="27.456243192" calcext:value-type="float">
            <text:p>27.456243192</text:p>
          </table:table-cell>
          <table:table-cell office:value-type="float" office:value="27.456606648" calcext:value-type="float">
            <text:p>27.456606648</text:p>
          </table:table-cell>
          <table:table-cell office:value-type="float" office:value="27.456243192" calcext:value-type="float">
            <text:p>27.456243192</text:p>
          </table:table-cell>
          <table:table-cell office:value-type="float" office:value="0.000600449" calcext:value-type="float">
            <text:p>0.0006004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07 14:59:57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5835342" calcext:value-type="float">
            <text:p>0.235835342</text:p>
          </table:table-cell>
          <table:table-cell office:value-type="float" office:value="0.238036542" calcext:value-type="float">
            <text:p>0.238036542</text:p>
          </table:table-cell>
          <table:table-cell office:value-type="float" office:value="0.245261222" calcext:value-type="float">
            <text:p>0.245261222</text:p>
          </table:table-cell>
          <table:table-cell office:value-type="float" office:value="0.239711035" calcext:value-type="float">
            <text:p>0.239711035</text:p>
          </table:table-cell>
          <table:table-cell office:value-type="float" office:value="0.238036542" calcext:value-type="float">
            <text:p>0.238036542</text:p>
          </table:table-cell>
          <table:table-cell office:value-type="float" office:value="0.239711035" calcext:value-type="float">
            <text:p>0.239711035</text:p>
          </table:table-cell>
          <table:table-cell office:value-type="float" office:value="0.004026144" calcext:value-type="float">
            <text:p>0.004026144</text:p>
          </table:table-cell>
          <table:table-cell office:value-type="float" office:value="27.460190771" calcext:value-type="float">
            <text:p>27.460190771</text:p>
          </table:table-cell>
          <table:table-cell office:value-type="float" office:value="27.460633656" calcext:value-type="float">
            <text:p>27.460633656</text:p>
          </table:table-cell>
          <table:table-cell office:value-type="float" office:value="27.462087274" calcext:value-type="float">
            <text:p>27.462087274</text:p>
          </table:table-cell>
          <table:table-cell office:value-type="float" office:value="27.460970567" calcext:value-type="float">
            <text:p>27.460970567</text:p>
          </table:table-cell>
          <table:table-cell office:value-type="float" office:value="27.460633656" calcext:value-type="float">
            <text:p>27.460633656</text:p>
          </table:table-cell>
          <table:table-cell office:value-type="float" office:value="27.460970567" calcext:value-type="float">
            <text:p>27.460970567</text:p>
          </table:table-cell>
          <table:table-cell office:value-type="float" office:value="0.000810067" calcext:value-type="float">
            <text:p>0.0008100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07 14:59:58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4811802" calcext:value-type="float">
            <text:p>0.244811802</text:p>
          </table:table-cell>
          <table:table-cell office:value-type="float" office:value="0.236311583" calcext:value-type="float">
            <text:p>0.236311583</text:p>
          </table:table-cell>
          <table:table-cell office:value-type="float" office:value="0.243743091" calcext:value-type="float">
            <text:p>0.243743091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243743091" calcext:value-type="float">
            <text:p>0.243743091</text:p>
          </table:table-cell>
          <table:table-cell office:value-type="float" office:value="0.241622159" calcext:value-type="float">
            <text:p>0.241622159</text:p>
          </table:table-cell>
          <table:table-cell office:value-type="float" office:value="0.003780405" calcext:value-type="float">
            <text:p>0.003780405</text:p>
          </table:table-cell>
          <table:table-cell office:value-type="float" office:value="27.46199685" calcext:value-type="float">
            <text:p>27.46199685</text:p>
          </table:table-cell>
          <table:table-cell office:value-type="float" office:value="27.460286591" calcext:value-type="float">
            <text:p>27.460286591</text:p>
          </table:table-cell>
          <table:table-cell office:value-type="float" office:value="27.461781824" calcext:value-type="float">
            <text:p>27.461781824</text:p>
          </table:table-cell>
          <table:table-cell office:value-type="float" office:value="27.461355088" calcext:value-type="float">
            <text:p>27.461355088</text:p>
          </table:table-cell>
          <table:table-cell office:value-type="float" office:value="27.461781824" calcext:value-type="float">
            <text:p>27.461781824</text:p>
          </table:table-cell>
          <table:table-cell office:value-type="float" office:value="27.461355088" calcext:value-type="float">
            <text:p>27.461355088</text:p>
          </table:table-cell>
          <table:table-cell office:value-type="float" office:value="0.000760624" calcext:value-type="float">
            <text:p>0.0007606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07 14:59:59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5721497" calcext:value-type="float">
            <text:p>0.235721497</text:p>
          </table:table-cell>
          <table:table-cell office:value-type="float" office:value="0.239130287" calcext:value-type="float">
            <text:p>0.239130287</text:p>
          </table:table-cell>
          <table:table-cell office:value-type="float" office:value="0.243777662" calcext:value-type="float">
            <text:p>0.243777662</text:p>
          </table:table-cell>
          <table:table-cell office:value-type="float" office:value="0.239543149" calcext:value-type="float">
            <text:p>0.239543149</text:p>
          </table:table-cell>
          <table:table-cell office:value-type="float" office:value="0.239130287" calcext:value-type="float">
            <text:p>0.239130287</text:p>
          </table:table-cell>
          <table:table-cell office:value-type="float" office:value="0.239543149" calcext:value-type="float">
            <text:p>0.239543149</text:p>
          </table:table-cell>
          <table:table-cell office:value-type="float" office:value="0.003301847" calcext:value-type="float">
            <text:p>0.003301847</text:p>
          </table:table-cell>
          <table:table-cell office:value-type="float" office:value="27.460167865" calcext:value-type="float">
            <text:p>27.460167865</text:p>
          </table:table-cell>
          <table:table-cell office:value-type="float" office:value="27.46085372" calcext:value-type="float">
            <text:p>27.46085372</text:p>
          </table:table-cell>
          <table:table-cell office:value-type="float" office:value="27.461788779" calcext:value-type="float">
            <text:p>27.461788779</text:p>
          </table:table-cell>
          <table:table-cell office:value-type="float" office:value="27.460936788" calcext:value-type="float">
            <text:p>27.460936788</text:p>
          </table:table-cell>
          <table:table-cell office:value-type="float" office:value="27.46085372" calcext:value-type="float">
            <text:p>27.46085372</text:p>
          </table:table-cell>
          <table:table-cell office:value-type="float" office:value="27.460936788" calcext:value-type="float">
            <text:p>27.460936788</text:p>
          </table:table-cell>
          <table:table-cell office:value-type="float" office:value="0.000664337" calcext:value-type="float">
            <text:p>0.0006643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07 15:00:00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3632708" calcext:value-type="float">
            <text:p>0.23632708</text:p>
          </table:table-cell>
          <table:table-cell office:value-type="float" office:value="0.240031509" calcext:value-type="float">
            <text:p>0.240031509</text:p>
          </table:table-cell>
          <table:table-cell office:value-type="float" office:value="0.244373112" calcext:value-type="float">
            <text:p>0.244373112</text:p>
          </table:table-cell>
          <table:table-cell office:value-type="float" office:value="0.240243901" calcext:value-type="float">
            <text:p>0.240243901</text:p>
          </table:table-cell>
          <table:table-cell office:value-type="float" office:value="0.240031509" calcext:value-type="float">
            <text:p>0.240031509</text:p>
          </table:table-cell>
          <table:table-cell office:value-type="float" office:value="0.240243901" calcext:value-type="float">
            <text:p>0.240243901</text:p>
          </table:table-cell>
          <table:table-cell office:value-type="float" office:value="0.00328821" calcext:value-type="float">
            <text:p>0.00328821</text:p>
          </table:table-cell>
          <table:table-cell office:value-type="float" office:value="27.455235652" calcext:value-type="float">
            <text:p>27.455235652</text:p>
          </table:table-cell>
          <table:table-cell office:value-type="float" office:value="27.455980993" calcext:value-type="float">
            <text:p>27.455980993</text:p>
          </table:table-cell>
          <table:table-cell office:value-type="float" office:value="27.456854535" calcext:value-type="float">
            <text:p>27.456854535</text:p>
          </table:table-cell>
          <table:table-cell office:value-type="float" office:value="27.456023727" calcext:value-type="float">
            <text:p>27.456023727</text:p>
          </table:table-cell>
          <table:table-cell office:value-type="float" office:value="27.455980993" calcext:value-type="float">
            <text:p>27.455980993</text:p>
          </table:table-cell>
          <table:table-cell office:value-type="float" office:value="27.456023727" calcext:value-type="float">
            <text:p>27.456023727</text:p>
          </table:table-cell>
          <table:table-cell office:value-type="float" office:value="0.000661597" calcext:value-type="float">
            <text:p>0.0006615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07 15:00:02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43714481" calcext:value-type="float">
            <text:p>0.243714481</text:p>
          </table:table-cell>
          <table:table-cell office:value-type="float" office:value="0.236995248" calcext:value-type="float">
            <text:p>0.236995248</text:p>
          </table:table-cell>
          <table:table-cell office:value-type="float" office:value="0.244462519" calcext:value-type="float">
            <text:p>0.244462519</text:p>
          </table:table-cell>
          <table:table-cell office:value-type="float" office:value="0.241724083" calcext:value-type="float">
            <text:p>0.241724083</text:p>
          </table:table-cell>
          <table:table-cell office:value-type="float" office:value="0.243714481" calcext:value-type="float">
            <text:p>0.243714481</text:p>
          </table:table-cell>
          <table:table-cell office:value-type="float" office:value="0.241724083" calcext:value-type="float">
            <text:p>0.241724083</text:p>
          </table:table-cell>
          <table:table-cell office:value-type="float" office:value="0.003357707" calcext:value-type="float">
            <text:p>0.003357707</text:p>
          </table:table-cell>
          <table:table-cell office:value-type="float" office:value="27.461776067" calcext:value-type="float">
            <text:p>27.461776067</text:p>
          </table:table-cell>
          <table:table-cell office:value-type="float" office:value="27.460424146" calcext:value-type="float">
            <text:p>27.460424146</text:p>
          </table:table-cell>
          <table:table-cell office:value-type="float" office:value="27.461926574" calcext:value-type="float">
            <text:p>27.461926574</text:p>
          </table:table-cell>
          <table:table-cell office:value-type="float" office:value="27.461375596" calcext:value-type="float">
            <text:p>27.461375596</text:p>
          </table:table-cell>
          <table:table-cell office:value-type="float" office:value="27.461776067" calcext:value-type="float">
            <text:p>27.461776067</text:p>
          </table:table-cell>
          <table:table-cell office:value-type="float" office:value="27.461375596" calcext:value-type="float">
            <text:p>27.461375596</text:p>
          </table:table-cell>
          <table:table-cell office:value-type="float" office:value="0.000675577" calcext:value-type="float">
            <text:p>0.0006755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07 15:00:03</text:p>
          </table:table-cell>
          <table:table-cell office:value-type="string" calcext:value-type="string">
            <text:p><text:s/>timestamp</text:p>
          </table:table-cell>
          <table:table-cell office:value-type="float" office:value="27.43973" calcext:value-type="float">
            <text:p>27.43973</text:p>
          </table:table-cell>
          <table:table-cell office:value-type="float" office:value="0.238081841" calcext:value-type="float">
            <text:p>0.238081841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243793159" calcext:value-type="float">
            <text:p>0.243793159</text:p>
          </table:table-cell>
          <table:table-cell office:value-type="float" office:value="0.240664908" calcext:value-type="float">
            <text:p>0.240664908</text:p>
          </table:table-cell>
          <table:table-cell office:value-type="float" office:value="0.240119724" calcext:value-type="float">
            <text:p>0.240119724</text:p>
          </table:table-cell>
          <table:table-cell office:value-type="float" office:value="0.240664908" calcext:value-type="float">
            <text:p>0.240664908</text:p>
          </table:table-cell>
          <table:table-cell office:value-type="float" office:value="0.00236329" calcext:value-type="float">
            <text:p>0.00236329</text:p>
          </table:table-cell>
          <table:table-cell office:value-type="float" office:value="27.46064277" calcext:value-type="float">
            <text:p>27.46064277</text:p>
          </table:table-cell>
          <table:table-cell office:value-type="float" office:value="27.461052796" calcext:value-type="float">
            <text:p>27.461052796</text:p>
          </table:table-cell>
          <table:table-cell office:value-type="float" office:value="27.461791898" calcext:value-type="float">
            <text:p>27.461791898</text:p>
          </table:table-cell>
          <table:table-cell office:value-type="float" office:value="27.461162488" calcext:value-type="float">
            <text:p>27.461162488</text:p>
          </table:table-cell>
          <table:table-cell office:value-type="float" office:value="27.461052796" calcext:value-type="float">
            <text:p>27.461052796</text:p>
          </table:table-cell>
          <table:table-cell office:value-type="float" office:value="27.461162488" calcext:value-type="float">
            <text:p>27.461162488</text:p>
          </table:table-cell>
          <table:table-cell office:value-type="float" office:value="0.000475498" calcext:value-type="float">
            <text:p>0.0004754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07 15:00:04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1964488" calcext:value-type="float">
            <text:p>0.241964488</text:p>
          </table:table-cell>
          <table:table-cell office:value-type="float" office:value="0.237755208" calcext:value-type="float">
            <text:p>0.237755208</text:p>
          </table:table-cell>
          <table:table-cell office:value-type="float" office:value="0.244730144" calcext:value-type="float">
            <text:p>0.244730144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241964488" calcext:value-type="float">
            <text:p>0.241964488</text:p>
          </table:table-cell>
          <table:table-cell office:value-type="float" office:value="0.24148328" calcext:value-type="float">
            <text:p>0.24148328</text:p>
          </table:table-cell>
          <table:table-cell office:value-type="float" office:value="0.002867764" calcext:value-type="float">
            <text:p>0.002867764</text:p>
          </table:table-cell>
          <table:table-cell office:value-type="float" office:value="27.456369914" calcext:value-type="float">
            <text:p>27.456369914</text:p>
          </table:table-cell>
          <table:table-cell office:value-type="float" office:value="27.455522995" calcext:value-type="float">
            <text:p>27.455522995</text:p>
          </table:table-cell>
          <table:table-cell office:value-type="float" office:value="27.456926371" calcext:value-type="float">
            <text:p>27.456926371</text:p>
          </table:table-cell>
          <table:table-cell office:value-type="float" office:value="27.456273093" calcext:value-type="float">
            <text:p>27.456273093</text:p>
          </table:table-cell>
          <table:table-cell office:value-type="float" office:value="27.456369914" calcext:value-type="float">
            <text:p>27.456369914</text:p>
          </table:table-cell>
          <table:table-cell office:value-type="float" office:value="27.456273093" calcext:value-type="float">
            <text:p>27.456273093</text:p>
          </table:table-cell>
          <table:table-cell office:value-type="float" office:value="0.000577002" calcext:value-type="float">
            <text:p>0.00057700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07 15:00:05</text:p>
          </table:table-cell>
          <table:table-cell office:value-type="string" calcext:value-type="string">
            <text:p><text:s/>timestamp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2592125" calcext:value-type="float">
            <text:p>0.242592125</text:p>
          </table:table-cell>
          <table:table-cell office:value-type="float" office:value="0.237738518" calcext:value-type="float">
            <text:p>0.237738518</text:p>
          </table:table-cell>
          <table:table-cell office:value-type="float" office:value="0.244557291" calcext:value-type="float">
            <text:p>0.244557291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242592125" calcext:value-type="float">
            <text:p>0.242592125</text:p>
          </table:table-cell>
          <table:table-cell office:value-type="float" office:value="0.241629311" calcext:value-type="float">
            <text:p>0.241629311</text:p>
          </table:table-cell>
          <table:table-cell office:value-type="float" office:value="0.002865795" calcext:value-type="float">
            <text:p>0.002865795</text:p>
          </table:table-cell>
          <table:table-cell office:value-type="float" office:value="27.446388094" calcext:value-type="float">
            <text:p>27.446388094</text:p>
          </table:table-cell>
          <table:table-cell office:value-type="float" office:value="27.445411527" calcext:value-type="float">
            <text:p>27.445411527</text:p>
          </table:table-cell>
          <table:table-cell office:value-type="float" office:value="27.446783494" calcext:value-type="float">
            <text:p>27.446783494</text:p>
          </table:table-cell>
          <table:table-cell office:value-type="float" office:value="27.446194372" calcext:value-type="float">
            <text:p>27.446194372</text:p>
          </table:table-cell>
          <table:table-cell office:value-type="float" office:value="27.446388094" calcext:value-type="float">
            <text:p>27.446388094</text:p>
          </table:table-cell>
          <table:table-cell office:value-type="float" office:value="27.446194372" calcext:value-type="float">
            <text:p>27.446194372</text:p>
          </table:table-cell>
          <table:table-cell office:value-type="float" office:value="0.000576611" calcext:value-type="float">
            <text:p>0.0005766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07 15:00:07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3068366" calcext:value-type="float">
            <text:p>0.243068366</text:p>
          </table:table-cell>
          <table:table-cell office:value-type="float" office:value="0.239023595" calcext:value-type="float">
            <text:p>0.239023595</text:p>
          </table:table-cell>
          <table:table-cell office:value-type="float" office:value="0.243701368" calcext:value-type="float">
            <text:p>0.243701368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243068366" calcext:value-type="float">
            <text:p>0.243068366</text:p>
          </table:table-cell>
          <table:table-cell office:value-type="float" office:value="0.24193111" calcext:value-type="float">
            <text:p>0.24193111</text:p>
          </table:table-cell>
          <table:table-cell office:value-type="float" office:value="0.002072101" calcext:value-type="float">
            <text:p>0.002072101</text:p>
          </table:table-cell>
          <table:table-cell office:value-type="float" office:value="27.451537966" calcext:value-type="float">
            <text:p>27.451537966</text:p>
          </table:table-cell>
          <table:table-cell office:value-type="float" office:value="27.450724144" calcext:value-type="float">
            <text:p>27.450724144</text:p>
          </table:table-cell>
          <table:table-cell office:value-type="float" office:value="27.451665328" calcext:value-type="float">
            <text:p>27.451665328</text:p>
          </table:table-cell>
          <table:table-cell office:value-type="float" office:value="27.451309146" calcext:value-type="float">
            <text:p>27.451309146</text:p>
          </table:table-cell>
          <table:table-cell office:value-type="float" office:value="27.451537966" calcext:value-type="float">
            <text:p>27.451537966</text:p>
          </table:table-cell>
          <table:table-cell office:value-type="float" office:value="27.451309146" calcext:value-type="float">
            <text:p>27.451309146</text:p>
          </table:table-cell>
          <table:table-cell office:value-type="float" office:value="0.000416914" calcext:value-type="float">
            <text:p>0.0004169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07 15:00:08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5879449" calcext:value-type="float">
            <text:p>0.235879449</text:p>
          </table:table-cell>
          <table:table-cell office:value-type="float" office:value="0.238649874" calcext:value-type="float">
            <text:p>0.238649874</text:p>
          </table:table-cell>
          <table:table-cell office:value-type="float" office:value="0.244866639" calcext:value-type="float">
            <text:p>0.244866639</text:p>
          </table:table-cell>
          <table:table-cell office:value-type="float" office:value="0.239798654" calcext:value-type="float">
            <text:p>0.239798654</text:p>
          </table:table-cell>
          <table:table-cell office:value-type="float" office:value="0.238649874" calcext:value-type="float">
            <text:p>0.238649874</text:p>
          </table:table-cell>
          <table:table-cell office:value-type="float" office:value="0.239798654" calcext:value-type="float">
            <text:p>0.239798654</text:p>
          </table:table-cell>
          <table:table-cell office:value-type="float" office:value="0.003757851" calcext:value-type="float">
            <text:p>0.003757851</text:p>
          </table:table-cell>
          <table:table-cell office:value-type="float" office:value="27.450091531" calcext:value-type="float">
            <text:p>27.450091531</text:p>
          </table:table-cell>
          <table:table-cell office:value-type="float" office:value="27.45064895" calcext:value-type="float">
            <text:p>27.45064895</text:p>
          </table:table-cell>
          <table:table-cell office:value-type="float" office:value="27.451899785" calcext:value-type="float">
            <text:p>27.451899785</text:p>
          </table:table-cell>
          <table:table-cell office:value-type="float" office:value="27.450880089" calcext:value-type="float">
            <text:p>27.450880089</text:p>
          </table:table-cell>
          <table:table-cell office:value-type="float" office:value="27.45064895" calcext:value-type="float">
            <text:p>27.45064895</text:p>
          </table:table-cell>
          <table:table-cell office:value-type="float" office:value="27.450880089" calcext:value-type="float">
            <text:p>27.450880089</text:p>
          </table:table-cell>
          <table:table-cell office:value-type="float" office:value="0.000756093" calcext:value-type="float">
            <text:p>0.0007560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07 15:00:09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45083004" calcext:value-type="float">
            <text:p>0.245083004</text:p>
          </table:table-cell>
          <table:table-cell office:value-type="float" office:value="0.236696629" calcext:value-type="float">
            <text:p>0.236696629</text:p>
          </table:table-cell>
          <table:table-cell office:value-type="float" office:value="0.243744283" calcext:value-type="float">
            <text:p>0.243744283</text:p>
          </table:table-cell>
          <table:table-cell office:value-type="float" office:value="0.241841305" calcext:value-type="float">
            <text:p>0.241841305</text:p>
          </table:table-cell>
          <table:table-cell office:value-type="float" office:value="0.243744283" calcext:value-type="float">
            <text:p>0.243744283</text:p>
          </table:table-cell>
          <table:table-cell office:value-type="float" office:value="0.241841305" calcext:value-type="float">
            <text:p>0.241841305</text:p>
          </table:table-cell>
          <table:table-cell office:value-type="float" office:value="0.00367866" calcext:value-type="float">
            <text:p>0.00367866</text:p>
          </table:table-cell>
          <table:table-cell office:value-type="float" office:value="27.451943318" calcext:value-type="float">
            <text:p>27.451943318</text:p>
          </table:table-cell>
          <table:table-cell office:value-type="float" office:value="27.45025595" calcext:value-type="float">
            <text:p>27.45025595</text:p>
          </table:table-cell>
          <table:table-cell office:value-type="float" office:value="27.451673963" calcext:value-type="float">
            <text:p>27.451673963</text:p>
          </table:table-cell>
          <table:table-cell office:value-type="float" office:value="27.451291077" calcext:value-type="float">
            <text:p>27.451291077</text:p>
          </table:table-cell>
          <table:table-cell office:value-type="float" office:value="27.451673963" calcext:value-type="float">
            <text:p>27.451673963</text:p>
          </table:table-cell>
          <table:table-cell office:value-type="float" office:value="27.451291077" calcext:value-type="float">
            <text:p>27.451291077</text:p>
          </table:table-cell>
          <table:table-cell office:value-type="float" office:value="0.000740159" calcext:value-type="float">
            <text:p>0.000740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07 15:00:10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5748319" calcext:value-type="float">
            <text:p>0.235748319</text:p>
          </table:table-cell>
          <table:table-cell office:value-type="float" office:value="0.239475994" calcext:value-type="float">
            <text:p>0.239475994</text:p>
          </table:table-cell>
          <table:table-cell office:value-type="float" office:value="0.244766503" calcext:value-type="float">
            <text:p>0.244766503</text:p>
          </table:table-cell>
          <table:table-cell office:value-type="float" office:value="0.239996939" calcext:value-type="float">
            <text:p>0.239996939</text:p>
          </table:table-cell>
          <table:table-cell office:value-type="float" office:value="0.239475994" calcext:value-type="float">
            <text:p>0.239475994</text:p>
          </table:table-cell>
          <table:table-cell office:value-type="float" office:value="0.239996939" calcext:value-type="float">
            <text:p>0.239996939</text:p>
          </table:table-cell>
          <table:table-cell office:value-type="float" office:value="0.00370004" calcext:value-type="float">
            <text:p>0.00370004</text:p>
          </table:table-cell>
          <table:table-cell office:value-type="float" office:value="27.450065147" calcext:value-type="float">
            <text:p>27.450065147</text:p>
          </table:table-cell>
          <table:table-cell office:value-type="float" office:value="27.450815168" calcext:value-type="float">
            <text:p>27.450815168</text:p>
          </table:table-cell>
          <table:table-cell office:value-type="float" office:value="27.451879637" calcext:value-type="float">
            <text:p>27.451879637</text:p>
          </table:table-cell>
          <table:table-cell office:value-type="float" office:value="27.450919984" calcext:value-type="float">
            <text:p>27.450919984</text:p>
          </table:table-cell>
          <table:table-cell office:value-type="float" office:value="27.450815168" calcext:value-type="float">
            <text:p>27.450815168</text:p>
          </table:table-cell>
          <table:table-cell office:value-type="float" office:value="27.450919984" calcext:value-type="float">
            <text:p>27.450919984</text:p>
          </table:table-cell>
          <table:table-cell office:value-type="float" office:value="0.000744461" calcext:value-type="float">
            <text:p>0.00074446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07 15:00:11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35480694" calcext:value-type="float">
            <text:p>0.235480694</text:p>
          </table:table-cell>
          <table:table-cell office:value-type="float" office:value="0.238982468" calcext:value-type="float">
            <text:p>0.238982468</text:p>
          </table:table-cell>
          <table:table-cell office:value-type="float" office:value="0.245191484" calcext:value-type="float">
            <text:p>0.245191484</text:p>
          </table:table-cell>
          <table:table-cell office:value-type="float" office:value="0.239884882" calcext:value-type="float">
            <text:p>0.239884882</text:p>
          </table:table-cell>
          <table:table-cell office:value-type="float" office:value="0.238982468" calcext:value-type="float">
            <text:p>0.238982468</text:p>
          </table:table-cell>
          <table:table-cell office:value-type="float" office:value="0.239884882" calcext:value-type="float">
            <text:p>0.239884882</text:p>
          </table:table-cell>
          <table:table-cell office:value-type="float" office:value="0.004015439" calcext:value-type="float">
            <text:p>0.004015439</text:p>
          </table:table-cell>
          <table:table-cell office:value-type="float" office:value="27.455065357" calcext:value-type="float">
            <text:p>27.455065357</text:p>
          </table:table-cell>
          <table:table-cell office:value-type="float" office:value="27.455769923" calcext:value-type="float">
            <text:p>27.455769923</text:p>
          </table:table-cell>
          <table:table-cell office:value-type="float" office:value="27.457019194" calcext:value-type="float">
            <text:p>27.457019194</text:p>
          </table:table-cell>
          <table:table-cell office:value-type="float" office:value="27.455951491" calcext:value-type="float">
            <text:p>27.455951491</text:p>
          </table:table-cell>
          <table:table-cell office:value-type="float" office:value="27.455769923" calcext:value-type="float">
            <text:p>27.455769923</text:p>
          </table:table-cell>
          <table:table-cell office:value-type="float" office:value="27.455951491" calcext:value-type="float">
            <text:p>27.455951491</text:p>
          </table:table-cell>
          <table:table-cell office:value-type="float" office:value="0.000807917" calcext:value-type="float">
            <text:p>0.0008079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07 15:00:13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0598946" calcext:value-type="float">
            <text:p>0.240598946</text:p>
          </table:table-cell>
          <table:table-cell office:value-type="float" office:value="0.238043098" calcext:value-type="float">
            <text:p>0.238043098</text:p>
          </table:table-cell>
          <table:table-cell office:value-type="float" office:value="0.244507819" calcext:value-type="float">
            <text:p>0.244507819</text:p>
          </table:table-cell>
          <table:table-cell office:value-type="float" office:value="0.241049954" calcext:value-type="float">
            <text:p>0.241049954</text:p>
          </table:table-cell>
          <table:table-cell office:value-type="float" office:value="0.240598946" calcext:value-type="float">
            <text:p>0.240598946</text:p>
          </table:table-cell>
          <table:table-cell office:value-type="float" office:value="0.241049954" calcext:value-type="float">
            <text:p>0.241049954</text:p>
          </table:table-cell>
          <table:table-cell office:value-type="float" office:value="0.002658409" calcext:value-type="float">
            <text:p>0.002658409</text:p>
          </table:table-cell>
          <table:table-cell office:value-type="float" office:value="27.456095163" calcext:value-type="float">
            <text:p>27.456095163</text:p>
          </table:table-cell>
          <table:table-cell office:value-type="float" office:value="27.45558092" calcext:value-type="float">
            <text:p>27.45558092</text:p>
          </table:table-cell>
          <table:table-cell office:value-type="float" office:value="27.456881638" calcext:value-type="float">
            <text:p>27.456881638</text:p>
          </table:table-cell>
          <table:table-cell office:value-type="float" office:value="27.456185907" calcext:value-type="float">
            <text:p>27.456185907</text:p>
          </table:table-cell>
          <table:table-cell office:value-type="float" office:value="27.456095163" calcext:value-type="float">
            <text:p>27.456095163</text:p>
          </table:table-cell>
          <table:table-cell office:value-type="float" office:value="27.456185907" calcext:value-type="float">
            <text:p>27.456185907</text:p>
          </table:table-cell>
          <table:table-cell office:value-type="float" office:value="0.000534879" calcext:value-type="float">
            <text:p>0.0005348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07 15:00:14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9975481" calcext:value-type="float">
            <text:p>0.239975481</text:p>
          </table:table-cell>
          <table:table-cell office:value-type="float" office:value="0.239101081" calcext:value-type="float">
            <text:p>0.239101081</text:p>
          </table:table-cell>
          <table:table-cell office:value-type="float" office:value="0.243353277" calcext:value-type="float">
            <text:p>0.243353277</text:p>
          </table:table-cell>
          <table:table-cell office:value-type="float" office:value="0.240809946" calcext:value-type="float">
            <text:p>0.240809946</text:p>
          </table:table-cell>
          <table:table-cell office:value-type="float" office:value="0.239975481" calcext:value-type="float">
            <text:p>0.239975481</text:p>
          </table:table-cell>
          <table:table-cell office:value-type="float" office:value="0.240809946" calcext:value-type="float">
            <text:p>0.240809946</text:p>
          </table:table-cell>
          <table:table-cell office:value-type="float" office:value="0.001833492" calcext:value-type="float">
            <text:p>0.001833492</text:p>
          </table:table-cell>
          <table:table-cell office:value-type="float" office:value="27.450915667" calcext:value-type="float">
            <text:p>27.450915667</text:p>
          </table:table-cell>
          <table:table-cell office:value-type="float" office:value="27.450739735" calcext:value-type="float">
            <text:p>27.450739735</text:p>
          </table:table-cell>
          <table:table-cell office:value-type="float" office:value="27.451595291" calcext:value-type="float">
            <text:p>27.451595291</text:p>
          </table:table-cell>
          <table:table-cell office:value-type="float" office:value="27.451083564" calcext:value-type="float">
            <text:p>27.451083564</text:p>
          </table:table-cell>
          <table:table-cell office:value-type="float" office:value="27.450915667" calcext:value-type="float">
            <text:p>27.450915667</text:p>
          </table:table-cell>
          <table:table-cell office:value-type="float" office:value="27.451083564" calcext:value-type="float">
            <text:p>27.451083564</text:p>
          </table:table-cell>
          <table:table-cell office:value-type="float" office:value="0.000368905" calcext:value-type="float">
            <text:p>0.0003689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07 15:00:15</text:p>
          </table:table-cell>
          <table:table-cell office:value-type="string" calcext:value-type="string">
            <text:p><text:s/>timestamp</text:p>
          </table:table-cell>
          <table:table-cell office:value-type="float" office:value="27.42962" calcext:value-type="float">
            <text:p>27.42962</text:p>
          </table:table-cell>
          <table:table-cell office:value-type="float" office:value="0.237814216" calcext:value-type="float">
            <text:p>0.237814216</text:p>
          </table:table-cell>
          <table:table-cell office:value-type="float" office:value="0.240159659" calcext:value-type="float">
            <text:p>0.240159659</text:p>
          </table:table-cell>
          <table:table-cell office:value-type="float" office:value="0.243853956" calcext:value-type="float">
            <text:p>0.243853956</text:p>
          </table:table-cell>
          <table:table-cell office:value-type="float" office:value="0.240609277" calcext:value-type="float">
            <text:p>0.240609277</text:p>
          </table:table-cell>
          <table:table-cell office:value-type="float" office:value="0.240159659" calcext:value-type="float">
            <text:p>0.240159659</text:p>
          </table:table-cell>
          <table:table-cell office:value-type="float" office:value="0.240609277" calcext:value-type="float">
            <text:p>0.240609277</text:p>
          </table:table-cell>
          <table:table-cell office:value-type="float" office:value="0.002486126" calcext:value-type="float">
            <text:p>0.002486126</text:p>
          </table:table-cell>
          <table:table-cell office:value-type="float" office:value="27.450480813" calcext:value-type="float">
            <text:p>27.450480813</text:p>
          </table:table-cell>
          <table:table-cell office:value-type="float" office:value="27.450952724" calcext:value-type="float">
            <text:p>27.450952724</text:p>
          </table:table-cell>
          <table:table-cell office:value-type="float" office:value="27.45169603" calcext:value-type="float">
            <text:p>27.45169603</text:p>
          </table:table-cell>
          <table:table-cell office:value-type="float" office:value="27.451043189" calcext:value-type="float">
            <text:p>27.451043189</text:p>
          </table:table-cell>
          <table:table-cell office:value-type="float" office:value="27.450952724" calcext:value-type="float">
            <text:p>27.450952724</text:p>
          </table:table-cell>
          <table:table-cell office:value-type="float" office:value="27.451043189" calcext:value-type="float">
            <text:p>27.451043189</text:p>
          </table:table-cell>
          <table:table-cell office:value-type="float" office:value="0.000500217" calcext:value-type="float">
            <text:p>0.0005002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07 15:00:16</text:p>
          </table:table-cell>
          <table:table-cell office:value-type="string" calcext:value-type="string">
            <text:p><text:s/>timestamp</text:p>
          </table:table-cell>
          <table:table-cell office:value-type="float" office:value="27.41446" calcext:value-type="float">
            <text:p>27.41446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37674145" calcext:value-type="float">
            <text:p>0.237674145</text:p>
          </table:table-cell>
          <table:table-cell office:value-type="float" office:value="0.243546396" calcext:value-type="float">
            <text:p>0.243546396</text:p>
          </table:table-cell>
          <table:table-cell office:value-type="float" office:value="0.24120592" calcext:value-type="float">
            <text:p>0.24120592</text:p>
          </table:table-cell>
          <table:table-cell office:value-type="float" office:value="0.242397218" calcext:value-type="float">
            <text:p>0.242397218</text:p>
          </table:table-cell>
          <table:table-cell office:value-type="float" office:value="0.24120592" calcext:value-type="float">
            <text:p>0.24120592</text:p>
          </table:table-cell>
          <table:table-cell office:value-type="float" office:value="0.002541027" calcext:value-type="float">
            <text:p>0.002541027</text:p>
          </table:table-cell>
          <table:table-cell office:value-type="float" office:value="27.436240777" calcext:value-type="float">
            <text:p>27.436240777</text:p>
          </table:table-cell>
          <table:table-cell office:value-type="float" office:value="27.435290465" calcext:value-type="float">
            <text:p>27.435290465</text:p>
          </table:table-cell>
          <table:table-cell office:value-type="float" office:value="27.436471998" calcext:value-type="float">
            <text:p>27.436471998</text:p>
          </table:table-cell>
          <table:table-cell office:value-type="float" office:value="27.43600108" calcext:value-type="float">
            <text:p>27.43600108</text:p>
          </table:table-cell>
          <table:table-cell office:value-type="float" office:value="27.436240777" calcext:value-type="float">
            <text:p>27.436240777</text:p>
          </table:table-cell>
          <table:table-cell office:value-type="float" office:value="27.43600108" calcext:value-type="float">
            <text:p>27.43600108</text:p>
          </table:table-cell>
          <table:table-cell office:value-type="float" office:value="0.00051127" calcext:value-type="float">
            <text:p>0.000511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07 15:00:18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37615137" calcext:value-type="float">
            <text:p>0.237615137</text:p>
          </table:table-cell>
          <table:table-cell office:value-type="float" office:value="0.237772493" calcext:value-type="float">
            <text:p>0.237772493</text:p>
          </table:table-cell>
          <table:table-cell office:value-type="float" office:value="0.245029359" calcext:value-type="float">
            <text:p>0.245029359</text:p>
          </table:table-cell>
          <table:table-cell office:value-type="float" office:value="0.240138996" calcext:value-type="float">
            <text:p>0.240138996</text:p>
          </table:table-cell>
          <table:table-cell office:value-type="float" office:value="0.237772493" calcext:value-type="float">
            <text:p>0.237772493</text:p>
          </table:table-cell>
          <table:table-cell office:value-type="float" office:value="0.240138996" calcext:value-type="float">
            <text:p>0.240138996</text:p>
          </table:table-cell>
          <table:table-cell office:value-type="float" office:value="0.003458605" calcext:value-type="float">
            <text:p>0.003458605</text:p>
          </table:table-cell>
          <table:table-cell office:value-type="float" office:value="27.440332647" calcext:value-type="float">
            <text:p>27.440332647</text:p>
          </table:table-cell>
          <table:table-cell office:value-type="float" office:value="27.440364308" calcext:value-type="float">
            <text:p>27.440364308</text:p>
          </table:table-cell>
          <table:table-cell office:value-type="float" office:value="27.441824428" calcext:value-type="float">
            <text:p>27.441824428</text:p>
          </table:table-cell>
          <table:table-cell office:value-type="float" office:value="27.440840461" calcext:value-type="float">
            <text:p>27.440840461</text:p>
          </table:table-cell>
          <table:table-cell office:value-type="float" office:value="27.440364308" calcext:value-type="float">
            <text:p>27.440364308</text:p>
          </table:table-cell>
          <table:table-cell office:value-type="float" office:value="27.440840461" calcext:value-type="float">
            <text:p>27.440840461</text:p>
          </table:table-cell>
          <table:table-cell office:value-type="float" office:value="0.00069589" calcext:value-type="float">
            <text:p>0.000695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07 15:00:19</text:p>
          </table:table-cell>
          <table:table-cell office:value-type="string" calcext:value-type="string">
            <text:p><text:s/>timestamp</text:p>
          </table:table-cell>
          <table:table-cell office:value-type="float" office:value="27.41951" calcext:value-type="float">
            <text:p>27.41951</text:p>
          </table:table-cell>
          <table:table-cell office:value-type="float" office:value="0.237137704" calcext:value-type="float">
            <text:p>0.237137704</text:p>
          </table:table-cell>
          <table:table-cell office:value-type="float" office:value="0.240178137" calcext:value-type="float">
            <text:p>0.240178137</text:p>
          </table:table-cell>
          <table:table-cell office:value-type="float" office:value="0.244588285" calcext:value-type="float">
            <text:p>0.244588285</text:p>
          </table:table-cell>
          <table:table-cell office:value-type="float" office:value="0.240634708" calcext:value-type="float">
            <text:p>0.240634708</text:p>
          </table:table-cell>
          <table:table-cell office:value-type="float" office:value="0.240178137" calcext:value-type="float">
            <text:p>0.240178137</text:p>
          </table:table-cell>
          <table:table-cell office:value-type="float" office:value="0.240634708" calcext:value-type="float">
            <text:p>0.240634708</text:p>
          </table:table-cell>
          <table:table-cell office:value-type="float" office:value="0.003058773" calcext:value-type="float">
            <text:p>0.003058773</text:p>
          </table:table-cell>
          <table:table-cell office:value-type="float" office:value="27.440236585" calcext:value-type="float">
            <text:p>27.440236585</text:p>
          </table:table-cell>
          <table:table-cell office:value-type="float" office:value="27.440848336" calcext:value-type="float">
            <text:p>27.440848336</text:p>
          </table:table-cell>
          <table:table-cell office:value-type="float" office:value="27.441735681" calcext:value-type="float">
            <text:p>27.441735681</text:p>
          </table:table-cell>
          <table:table-cell office:value-type="float" office:value="27.440940201" calcext:value-type="float">
            <text:p>27.440940201</text:p>
          </table:table-cell>
          <table:table-cell office:value-type="float" office:value="27.440848336" calcext:value-type="float">
            <text:p>27.440848336</text:p>
          </table:table-cell>
          <table:table-cell office:value-type="float" office:value="27.440940201" calcext:value-type="float">
            <text:p>27.440940201</text:p>
          </table:table-cell>
          <table:table-cell office:value-type="float" office:value="0.000615441" calcext:value-type="float">
            <text:p>0.0006154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07 15:00:20</text:p>
          </table:table-cell>
          <table:table-cell office:value-type="string" calcext:value-type="string">
            <text:p><text:s/>timestamp</text:p>
          </table:table-cell>
          <table:table-cell office:value-type="float" office:value="27.42456" calcext:value-type="float">
            <text:p>27.42456</text:p>
          </table:table-cell>
          <table:table-cell office:value-type="float" office:value="0.241925745" calcext:value-type="float">
            <text:p>0.241925745</text:p>
          </table:table-cell>
          <table:table-cell office:value-type="float" office:value="0.238127737" calcext:value-type="float">
            <text:p>0.238127737</text:p>
          </table:table-cell>
          <table:table-cell office:value-type="float" office:value="0.243851572" calcext:value-type="float">
            <text:p>0.243851572</text:p>
          </table:table-cell>
          <table:table-cell office:value-type="float" office:value="0.241301685" calcext:value-type="float">
            <text:p>0.241301685</text:p>
          </table:table-cell>
          <table:table-cell office:value-type="float" office:value="0.241925745" calcext:value-type="float">
            <text:p>0.241925745</text:p>
          </table:table-cell>
          <table:table-cell office:value-type="float" office:value="0.241301685" calcext:value-type="float">
            <text:p>0.241301685</text:p>
          </table:table-cell>
          <table:table-cell office:value-type="float" office:value="0.002378047" calcext:value-type="float">
            <text:p>0.002378047</text:p>
          </table:table-cell>
          <table:table-cell office:value-type="float" office:value="27.446254016" calcext:value-type="float">
            <text:p>27.446254016</text:p>
          </table:table-cell>
          <table:table-cell office:value-type="float" office:value="27.44548984" calcext:value-type="float">
            <text:p>27.44548984</text:p>
          </table:table-cell>
          <table:table-cell office:value-type="float" office:value="27.4466415" calcext:value-type="float">
            <text:p>27.4466415</text:p>
          </table:table-cell>
          <table:table-cell office:value-type="float" office:value="27.446128452" calcext:value-type="float">
            <text:p>27.446128452</text:p>
          </table:table-cell>
          <table:table-cell office:value-type="float" office:value="27.446254016" calcext:value-type="float">
            <text:p>27.446254016</text:p>
          </table:table-cell>
          <table:table-cell office:value-type="float" office:value="27.446128452" calcext:value-type="float">
            <text:p>27.446128452</text:p>
          </table:table-cell>
          <table:table-cell office:value-type="float" office:value="0.000478473" calcext:value-type="float">
            <text:p>0.0004784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07 15:00:21</text:p>
          </table:table-cell>
          <table:table-cell office:value-type="string" calcext:value-type="string">
            <text:p><text:s/>timestamp</text:p>
          </table:table-cell>
          <table:table-cell office:value-type="float" office:value="27.43467" calcext:value-type="float">
            <text:p>27.43467</text:p>
          </table:table-cell>
          <table:table-cell office:value-type="float" office:value="0.240637689" calcext:value-type="float">
            <text:p>0.240637689</text:p>
          </table:table-cell>
          <table:table-cell office:value-type="float" office:value="0.238494305" calcext:value-type="float">
            <text:p>0.238494305</text:p>
          </table:table-cell>
          <table:table-cell office:value-type="float" office:value="0.243870645" calcext:value-type="float">
            <text:p>0.243870645</text:p>
          </table:table-cell>
          <table:table-cell office:value-type="float" office:value="0.24100088" calcext:value-type="float">
            <text:p>0.24100088</text:p>
          </table:table-cell>
          <table:table-cell office:value-type="float" office:value="0.240637689" calcext:value-type="float">
            <text:p>0.240637689</text:p>
          </table:table-cell>
          <table:table-cell office:value-type="float" office:value="0.24100088" calcext:value-type="float">
            <text:p>0.24100088</text:p>
          </table:table-cell>
          <table:table-cell office:value-type="float" office:value="0.002209855" calcext:value-type="float">
            <text:p>0.002209855</text:p>
          </table:table-cell>
          <table:table-cell office:value-type="float" office:value="27.456102958" calcext:value-type="float">
            <text:p>27.456102958</text:p>
          </table:table-cell>
          <table:table-cell office:value-type="float" office:value="27.455671704" calcext:value-type="float">
            <text:p>27.455671704</text:p>
          </table:table-cell>
          <table:table-cell office:value-type="float" office:value="27.456753438" calcext:value-type="float">
            <text:p>27.456753438</text:p>
          </table:table-cell>
          <table:table-cell office:value-type="float" office:value="27.456176033" calcext:value-type="float">
            <text:p>27.456176033</text:p>
          </table:table-cell>
          <table:table-cell office:value-type="float" office:value="27.456102958" calcext:value-type="float">
            <text:p>27.456102958</text:p>
          </table:table-cell>
          <table:table-cell office:value-type="float" office:value="27.456176033" calcext:value-type="float">
            <text:p>27.456176033</text:p>
          </table:table-cell>
          <table:table-cell office:value-type="float" office:value="0.000444629" calcext:value-type="float">
            <text:p>0.000444629</text:p>
          </table:table-cell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7.439726866" calcext:value-type="float">
            <text:p>27.439726866</text:p>
          </table:table-cell>
          <table:table-cell office:value-type="float" office:value="0.245083004" calcext:value-type="float">
            <text:p>0.245083004</text:p>
          </table:table-cell>
          <table:table-cell office:value-type="float" office:value="0.240178137" calcext:value-type="float">
            <text:p>0.240178137</text:p>
          </table:table-cell>
          <table:table-cell office:value-type="float" office:value="0.245261222" calcext:value-type="float">
            <text:p>0.245261222</text:p>
          </table:table-cell>
          <table:table-cell office:value-type="float" office:value="0.241968859" calcext:value-type="float">
            <text:p>0.241968859</text:p>
          </table:table-cell>
          <table:table-cell office:value-type="float" office:value="0.243744283" calcext:value-type="float">
            <text:p>0.243744283</text:p>
          </table:table-cell>
          <table:table-cell office:value-type="float" office:value="0.241968859" calcext:value-type="float">
            <text:p>0.241968859</text:p>
          </table:table-cell>
          <table:table-cell office:value-type="float" office:value="0.004876863" calcext:value-type="float">
            <text:p>0.004876863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7.414456136" calcext:value-type="float">
            <text:p>27.414456136</text:p>
          </table:table-cell>
          <table:table-cell office:value-type="float" office:value="0.235003857" calcext:value-type="float">
            <text:p>0.235003857</text:p>
          </table:table-cell>
          <table:table-cell office:value-type="float" office:value="0.232170848" calcext:value-type="float">
            <text:p>0.232170848</text:p>
          </table:table-cell>
          <table:table-cell office:value-type="float" office:value="0.240609078" calcext:value-type="float">
            <text:p>0.240609078</text:p>
          </table:table-cell>
          <table:table-cell office:value-type="float" office:value="0.237434733" calcext:value-type="float">
            <text:p>0.237434733</text:p>
          </table:table-cell>
          <table:table-cell office:value-type="float" office:value="0.235963492" calcext:value-type="float">
            <text:p>0.235963492</text:p>
          </table:table-cell>
          <table:table-cell office:value-type="float" office:value="0.237434733" calcext:value-type="float">
            <text:p>0.237434733</text:p>
          </table:table-cell>
          <table:table-cell office:value-type="float" office:value="0.001833492" calcext:value-type="float">
            <text:p>0.001833492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7.431640232" calcext:value-type="float">
            <text:p>27.431640232</text:p>
          </table:table-cell>
          <table:table-cell office:value-type="float" office:value="0.23999819" calcext:value-type="float">
            <text:p>0.23999819</text:p>
          </table:table-cell>
          <table:table-cell office:value-type="float" office:value="0.237508832" calcext:value-type="float">
            <text:p>0.237508832</text:p>
          </table:table-cell>
          <table:table-cell office:value-type="float" office:value="0.243592728" calcext:value-type="float">
            <text:p>0.243592728</text:p>
          </table:table-cell>
          <table:table-cell office:value-type="float" office:value="0.240366584" calcext:value-type="float">
            <text:p>0.240366584</text:p>
          </table:table-cell>
          <table:table-cell office:value-type="float" office:value="0.240569352" calcext:value-type="float">
            <text:p>0.240569352</text:p>
          </table:table-cell>
          <table:table-cell office:value-type="float" office:value="0.240366584" calcext:value-type="float">
            <text:p>0.240366584</text:p>
          </table:table-cell>
          <table:table-cell office:value-type="float" office:value="0.003144915" calcext:value-type="float">
            <text:p>0.0031449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7.429618573" calcext:value-type="float">
            <text:p>27.429618573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37746863" calcext:value-type="float">
            <text:p>0.237746863</text:p>
          </table:table-cell>
          <table:table-cell office:value-type="float" office:value="0.243743687" calcext:value-type="float">
            <text:p>0.243743687</text:p>
          </table:table-cell>
          <table:table-cell office:value-type="float" office:value="0.240501889" calcext:value-type="float">
            <text:p>0.240501889</text:p>
          </table:table-cell>
          <table:table-cell office:value-type="float" office:value="0.240408211" calcext:value-type="float">
            <text:p>0.240408211</text:p>
          </table:table-cell>
          <table:table-cell office:value-type="float" office:value="0.240501889" calcext:value-type="float">
            <text:p>0.240501889</text:p>
          </table:table-cell>
          <table:table-cell office:value-type="float" office:value="0.003282106" calcext:value-type="float">
            <text:p>0.00328210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7.431640232" calcext:value-type="float">
            <text:p>27.431640232</text:p>
          </table:table-cell>
          <table:table-cell office:value-type="float" office:value="0.23999819" calcext:value-type="float">
            <text:p>0.23999819</text:p>
          </table:table-cell>
          <table:table-cell office:value-type="float" office:value="0.237508832" calcext:value-type="float">
            <text:p>0.237508832</text:p>
          </table:table-cell>
          <table:table-cell office:value-type="float" office:value="0.243592728" calcext:value-type="float">
            <text:p>0.243592728</text:p>
          </table:table-cell>
          <table:table-cell office:value-type="float" office:value="0.240366584" calcext:value-type="float">
            <text:p>0.240366584</text:p>
          </table:table-cell>
          <table:table-cell office:value-type="float" office:value="0.240569352" calcext:value-type="float">
            <text:p>0.240569352</text:p>
          </table:table-cell>
          <table:table-cell office:value-type="float" office:value="0.240366584" calcext:value-type="float">
            <text:p>0.240366584</text:p>
          </table:table-cell>
          <table:table-cell office:value-type="float" office:value="0.003144915" calcext:value-type="float">
            <text:p>0.003144915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06537912" calcext:value-type="float">
            <text:p>0.006537912</text:p>
          </table:table-cell>
          <table:table-cell office:value-type="float" office:value="0.003257187" calcext:value-type="float">
            <text:p>0.003257187</text:p>
          </table:table-cell>
          <table:table-cell office:value-type="float" office:value="0.001913755" calcext:value-type="float">
            <text:p>0.001913755</text:p>
          </table:table-cell>
          <table:table-cell office:value-type="float" office:value="0.00111899" calcext:value-type="float">
            <text:p>0.00111899</text:p>
          </table:table-cell>
          <table:table-cell office:value-type="float" office:value="0.000997738" calcext:value-type="float">
            <text:p>0.000997738</text:p>
          </table:table-cell>
          <table:table-cell office:value-type="float" office:value="0.001965486" calcext:value-type="float">
            <text:p>0.001965486</text:p>
          </table:table-cell>
          <table:table-cell office:value-type="float" office:value="0.000997738" calcext:value-type="float">
            <text:p>0.000997738</text:p>
          </table:table-cell>
          <table:table-cell office:value-type="float" office:value="0.000724896" calcext:value-type="float">
            <text:p>0.00072489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07T15:04:28.499302757</dc:date>
    <meta:editing-duration>PT1M54S</meta:editing-duration>
    <meta:editing-cycles>1</meta:editing-cycles>
    <meta:document-statistic meta:table-count="1" meta:cell-count="1162" meta:object-count="0"/>
    <meta:generator>LibreOffice/5.2.7.2$Linux_ARM_EABI LibreOffice_project/20m0$Build-2</meta:generator>
  </office:meta>
</office:document-meta>
</file>